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start"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2" style:family="paragraph" style:parent-style-name="Standard">
      <style:paragraph-properties fo:text-align="start" style:justify-single-word="false"/>
      <style:text-properties fo:font-size="12pt" fo:font-style="normal"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P3" style:family="paragraph" style:parent-style-name="Standard">
      <style:paragraph-properties fo:text-align="start" style:justify-single-word="false"/>
      <style:text-properties fo:font-size="12pt" fo:font-style="normal"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P4" style:family="paragraph" style:parent-style-name="Standard">
      <style:paragraph-properties fo:text-align="start" style:justify-single-word="false"/>
      <style:text-properties fo:font-size="12pt" style:text-underline-style="solid" style:text-underline-width="auto" style:text-underline-color="font-color" fo:font-weight="normal" style:font-size-asian="12pt" style:font-weight-asian="normal" style:font-size-complex="12pt" style:font-weight-complex="normal"/>
    </style:style>
    <style:style style:name="P5" style:family="paragraph" style:parent-style-name="Standard">
      <style:paragraph-properties fo:text-align="start" style:justify-single-word="false"/>
      <style:text-properties fo:font-size="12pt" style:text-underline-style="none" fo:font-weight="normal" style:font-size-asian="12pt" style:font-weight-asian="normal" style:font-size-complex="12pt" style:font-weight-complex="normal"/>
    </style:style>
    <style:style style:name="P6" style:family="paragraph" style:parent-style-name="Standard">
      <style:paragraph-properties fo:text-align="center" style:justify-single-word="false"/>
    </style:style>
    <style:style style:name="P7" style:family="paragraph" style:parent-style-name="Standard">
      <style:paragraph-properties fo:text-align="center" style:justify-single-word="false"/>
      <style:text-properties fo:font-size="14pt" style:font-size-asian="14pt" style:font-size-complex="14pt"/>
    </style:style>
    <style:style style:name="P8" style:family="paragraph" style:parent-style-name="Standard">
      <style:paragraph-properties fo:text-align="end" style:justify-single-word="false"/>
      <style:text-properties fo:font-size="14pt" style:font-size-asian="14pt" style:font-size-complex="14pt"/>
    </style:style>
    <style:style style:name="P9" style:family="paragraph" style:parent-style-name="Standard">
      <style:paragraph-properties fo:text-align="start"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10" style:family="paragraph" style:parent-style-name="Standard">
      <style:paragraph-properties fo:text-align="start" style:justify-single-word="false"/>
      <style:text-properties fo:font-size="12pt" fo:font-style="normal"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T1" style:family="text">
      <style:text-properties style:text-position="super 58%"/>
    </style:style>
    <style:style style:name="T2" style:family="text">
      <style:text-properties style:text-underline-style="none"/>
    </style:style>
    <style:style style:name="T3" style:family="text">
      <style:text-properties style:text-underline-style="none" fo:background-color="#ffff00"/>
    </style:style>
    <style:style style:name="T4" style:family="text">
      <style:text-properties fo:background-color="#ffff00"/>
    </style:style>
    <style:style style:name="T5" style:family="text">
      <style:text-properties fo:background-color="#00ff0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
      <text:p text:style-name="P6"/>
      <text:p text:style-name="P6"/>
      <text:p text:style-name="P6"/>
      <text:p text:style-name="P7">Lab Experiment # 9</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Looping and Indexing Operations</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8">Calvin Ouellet-Ference</text:p>
      <text:p text:style-name="P8">A711643</text:p>
      <text:p text:style-name="P8">Mr. Markou</text:p>
      <text:p text:style-name="P8">Submitted on the 13<text:span text:style-name="T1">th</text:span> of November 2008 </text:p>
      <text:p text:style-name="P8">Completed on the 11<text:span text:style-name="T1">th</text:span> of November 2008 </text:p>
      <text:p text:style-name="P8"/>
      <text:p text:style-name="P8"/>
      <text:p text:style-name="P8"/>
      <text:p text:style-name="P4"><text:soft-page-break/></text:p>
      <text:p text:style-name="P4">1. Objectives</text:p>
      <text:p text:style-name="P5"/>
      <text:p text:style-name="P5">The objectives of this experiment were to get familiar with looping operations and indexing.</text:p>
      <text:p text:style-name="P5"/>
      <text:p text:style-name="P4">2. Step 1</text:p>
      <text:p text:style-name="P4">2.1 Source Code</text:p>
      <text:p text:style-name="P5"/>
      <text:p text:style-name="P5">; PROGRAM: 9_1.ASM</text:p>
      <text:p text:style-name="P5">;</text:p>
      <text:p text:style-name="P5">; AUTHOR: Calvin O. Ference</text:p>
      <text:p text:style-name="P5">;</text:p>
      <text:p text:style-name="P5">; DESCRIPTION: <text:s/>Looping and Indexing Ops</text:p>
      <text:p text:style-name="P5">; </text:p>
      <text:p text:style-name="P5">; </text:p>
      <text:p text:style-name="P5"/>
      <text:p text:style-name="P5"><text:s text:c="8"/>ASSUME<text:tab/>cs:code, ds:data</text:p>
      <text:p text:style-name="P5"/>
      <text:p text:style-name="P5">code <text:s text:c="3"/>SEGMENT</text:p>
      <text:p text:style-name="P5">main <text:s text:c="3"/>PROC <text:s text:c="2"/></text:p>
      <text:p text:style-name="P5"/>
      <text:p text:style-name="P5">init:<text:tab/>mov<text:tab/>ax,data</text:p>
      <text:p text:style-name="P5"><text:tab/>mov<text:tab/>ds,ax</text:p>
      <text:p text:style-name="P5"><text:tab/>mov<text:tab/>ax,0</text:p>
      <text:p text:style-name="P5"><text:tab/>mov<text:tab/>bx,0</text:p>
      <text:p text:style-name="P5"><text:tab/>mov<text:tab/>cx,0044h</text:p>
      <text:p text:style-name="P5"><text:tab/>mov<text:tab/>dx,0</text:p>
      <text:p text:style-name="P5"/>
      <text:p text:style-name="P5">stepa:<text:tab/>cmp<text:tab/>cx,30h<text:tab/>;random value</text:p>
      <text:p text:style-name="P5"><text:tab/>jb<text:tab/>stepb</text:p>
      <text:p text:style-name="P5"><text:tab/>add<text:tab/>ax,cx</text:p>
      <text:p text:style-name="P5"><text:tab/>adc<text:tab/>dx,0</text:p>
      <text:p text:style-name="P5"><text:tab/>add<text:tab/>cx,2</text:p>
      <text:p text:style-name="P5"><text:tab/>adc<text:tab/>bx,0</text:p>
      <text:p text:style-name="P5"><text:tab/>jmp<text:tab/>stepa</text:p>
      <text:p text:style-name="P5"><text:tab/></text:p>
      <text:p text:style-name="P5">stepb:<text:tab/>cmp<text:tab/>cx,875h</text:p>
      <text:p text:style-name="P5"><text:tab/>jae<text:tab/>shi</text:p>
      <text:p text:style-name="P5"><text:tab/>add<text:tab/>ax,cx</text:p>
      <text:p text:style-name="P5"><text:tab/>adc<text:tab/>dx,bx</text:p>
      <text:p text:style-name="P5"><text:tab/>add<text:tab/>cx,2</text:p>
      <text:p text:style-name="P5"><text:tab/>jmp<text:tab/>stepb</text:p>
      <text:p text:style-name="P5"><text:tab/><text:tab/><text:tab/><text:tab/></text:p>
      <text:p text:style-name="P5">shi:<text:tab/></text:p>
      <text:p text:style-name="P5"><text:tab/>mov<text:tab/>rez+2,ax</text:p>
      <text:p text:style-name="P5"><text:tab/>mov<text:tab/>rez,dx</text:p>
      <text:p text:style-name="P5"><text:tab/>mov<text:tab/>ax,4c00h</text:p>
      <text:p text:style-name="P5"><text:tab/>int<text:tab/>21h</text:p>
      <text:p text:style-name="P5"/>
      <text:p text:style-name="P5"><text:soft-page-break/>main<text:tab/>ENDP</text:p>
      <text:p text:style-name="P5">code<text:tab/>ENDS</text:p>
      <text:p text:style-name="P5"/>
      <text:p text:style-name="P5">data<text:tab/>SEGMENT</text:p>
      <text:p text:style-name="P5">rez<text:tab/>dw<text:tab/>0,0</text:p>
      <text:p text:style-name="P5">data<text:tab/>ENDS</text:p>
      <text:p text:style-name="P5"/>
      <text:p text:style-name="P5"><text:tab/><text:tab/>END</text:p>
      <text:p text:style-name="P5"/>
      <text:p text:style-name="P4">2.2. List File</text:p>
      <text:p text:style-name="P5"/>
      <text:p text:style-name="P5">Microsoft (R) Macro Assembler Version 6.11d<text:tab/><text:tab/> <text:s text:c="3"/>11/11/08 17:36:37</text:p>
      <text:p text:style-name="P5">9_1.asm<text:tab/><text:tab/><text:tab/><text:tab/><text:tab/><text:tab/><text:tab/> <text:s text:c="4"/>Page 1 - 1</text:p>
      <text:p text:style-name="P5"/>
      <text:p text:style-name="P5"/>
      <text:p text:style-name="P5"><text:tab/><text:tab/><text:tab/><text:tab/>; PROGRAM: 9_1.ASM</text:p>
      <text:p text:style-name="P5"><text:tab/><text:tab/><text:tab/><text:tab/>;</text:p>
      <text:p text:style-name="P5"><text:tab/><text:tab/><text:tab/><text:tab/>; AUTHOR: Calvin O. Ference</text:p>
      <text:p text:style-name="P5"><text:tab/><text:tab/><text:tab/><text:tab/>;</text:p>
      <text:p text:style-name="P5"><text:tab/><text:tab/><text:tab/><text:tab/>; DESCRIPTION: <text:s/>Looping and Indexing Ops</text:p>
      <text:p text:style-name="P5"><text:tab/><text:tab/><text:tab/><text:tab/>; </text:p>
      <text:p text:style-name="P5"><text:tab/><text:tab/><text:tab/><text:tab/>; </text:p>
      <text:p text:style-name="P5"/>
      <text:p text:style-name="P5"><text:tab/><text:tab/><text:tab/><text:tab/> <text:s text:c="7"/>ASSUME<text:tab/>cs:code, ds:data</text:p>
      <text:p text:style-name="P5"/>
      <text:p text:style-name="P5"><text:s/>0000<text:tab/><text:tab/><text:tab/><text:tab/>code <text:s text:c="3"/>SEGMENT</text:p>
      <text:p text:style-name="P5"><text:s/>0000<text:tab/><text:tab/><text:tab/><text:tab/>main <text:s text:c="3"/>PROC <text:s text:c="2"/></text:p>
      <text:p text:style-name="P5"/>
      <text:p text:style-name="P5"><text:s/>0000 <text:s/>B8 ---- R<text:tab/><text:tab/>init:<text:tab/>mov<text:tab/>ax,data</text:p>
      <text:p text:style-name="P5"><text:s/>0003 <text:s/>8E D8<text:tab/><text:tab/><text:tab/><text:tab/>mov<text:tab/>ds,ax</text:p>
      <text:p text:style-name="P5"><text:s/>0005 <text:s/>B8 0000<text:tab/><text:tab/><text:tab/><text:tab/>mov<text:tab/>ax,0</text:p>
      <text:p text:style-name="P5"><text:s/>0008 <text:s/>BB 0000<text:tab/><text:tab/><text:tab/><text:tab/>mov<text:tab/>bx,0</text:p>
      <text:p text:style-name="P5"><text:s/>000B <text:s/>B9 0044<text:tab/><text:tab/><text:tab/><text:tab/>mov<text:tab/>cx,0044h</text:p>
      <text:p text:style-name="P5"><text:s/>000E <text:s/>BA 0000<text:tab/><text:tab/><text:tab/><text:tab/>mov<text:tab/>dx,0</text:p>
      <text:p text:style-name="P5"/>
      <text:p text:style-name="P5"><text:s/>0011 <text:s/>83 F9 30<text:tab/><text:tab/><text:tab/>stepa:<text:tab/>cmp<text:tab/>cx,30h<text:tab/>;random value</text:p>
      <text:p text:style-name="P5"><text:s/>0014 <text:s/>72 0D<text:tab/><text:tab/><text:tab/><text:tab/>jb<text:tab/>stepb</text:p>
      <text:p text:style-name="P5"><text:s/>0016 <text:s/>03 C1<text:tab/><text:tab/><text:tab/><text:tab/>add<text:tab/>ax,cx</text:p>
      <text:p text:style-name="P5"><text:s/>0018 <text:s/>83 D2 00<text:tab/><text:tab/><text:tab/><text:tab/>adc<text:tab/>dx,0</text:p>
      <text:p text:style-name="P5"><text:s/>001B <text:s/>83 C1 02<text:tab/><text:tab/><text:tab/><text:tab/>add<text:tab/>cx,2</text:p>
      <text:p text:style-name="P5"><text:s/>001E <text:s/>83 D3 00<text:tab/><text:tab/><text:tab/><text:tab/>adc<text:tab/>bx,0</text:p>
      <text:p text:style-name="P5"><text:s/>0021 <text:s/>EB EE<text:tab/><text:tab/><text:tab/><text:tab/>jmp<text:tab/>stepa</text:p>
      <text:p text:style-name="P5"><text:tab/><text:tab/><text:tab/><text:tab/><text:tab/></text:p>
      <text:p text:style-name="P5"><text:s/>0023 <text:s/>81 F9 0875<text:tab/><text:tab/>stepb:<text:tab/>cmp<text:tab/>cx,875h</text:p>
      <text:p text:style-name="P5"><text:s/>0027 <text:s/>73 09<text:tab/><text:tab/><text:tab/><text:tab/>jae<text:tab/>shi</text:p>
      <text:p text:style-name="P5"><text:s/>0029 <text:s/>03 C1<text:tab/><text:tab/><text:tab/><text:tab/>add<text:tab/>ax,cx</text:p>
      <text:p text:style-name="P5"><text:s/>002B <text:s/>13 D3<text:tab/><text:tab/><text:tab/><text:tab/>adc<text:tab/>dx,bx</text:p>
      <text:p text:style-name="P5"><text:s/>002D <text:s/>83 C1 02<text:tab/><text:tab/><text:tab/><text:tab/>add<text:tab/>cx,2</text:p>
      <text:p text:style-name="P5"><text:s/>0030 <text:s/>EB F1<text:tab/><text:tab/><text:tab/><text:tab/>jmp<text:tab/>stepb</text:p>
      <text:p text:style-name="P5"><text:soft-page-break/><text:tab/><text:tab/><text:tab/><text:tab/><text:tab/><text:tab/><text:tab/><text:tab/></text:p>
      <text:p text:style-name="P5"><text:s/>0032<text:tab/><text:tab/><text:tab/><text:tab/>shi:<text:tab/></text:p>
      <text:p text:style-name="P5"><text:s/>0032 <text:s/>A3 0002 R<text:tab/><text:tab/><text:tab/>mov<text:tab/>rez+2,ax</text:p>
      <text:p text:style-name="P5"><text:s/>0035 <text:s/>89 16 0000 R<text:tab/><text:tab/><text:tab/>mov<text:tab/>rez,dx</text:p>
      <text:p text:style-name="P5"><text:s/>0039 <text:s/>B8 4C00<text:tab/><text:tab/><text:tab/><text:tab/>mov<text:tab/>ax,4c00h</text:p>
      <text:p text:style-name="P5"><text:s/>003C <text:s/>CD 21<text:tab/><text:tab/><text:tab/><text:tab/>int<text:tab/>21h</text:p>
      <text:p text:style-name="P5"/>
      <text:p text:style-name="P5"><text:s/>003E<text:tab/><text:tab/><text:tab/><text:tab/>main<text:tab/>ENDP</text:p>
      <text:p text:style-name="P5"><text:s/>003E<text:tab/><text:tab/><text:tab/><text:tab/>code<text:tab/>ENDS</text:p>
      <text:p text:style-name="P5"/>
      <text:p text:style-name="P5"><text:s/>0000<text:tab/><text:tab/><text:tab/><text:tab/>data<text:tab/>SEGMENT</text:p>
      <text:p text:style-name="P5"><text:s/>0000 0000 0000<text:tab/><text:tab/><text:tab/>rez<text:tab/>dw<text:tab/>0,0</text:p>
      <text:p text:style-name="P5"><text:s/>0004<text:tab/><text:tab/><text:tab/><text:tab/>data<text:tab/>ENDS</text:p>
      <text:p text:style-name="P5"/>
      <text:p text:style-name="P5"><text:tab/><text:tab/><text:tab/><text:tab/><text:tab/><text:tab/>END</text:p>
      <text:p text:style-name="P5"/>
      <text:p text:style-name="P5">Microsoft (R) Macro Assembler Version 6.11d<text:tab/><text:tab/> <text:s text:c="3"/>11/11/08 17:36:37</text:p>
      <text:p text:style-name="P5">9_1.asm<text:tab/><text:tab/><text:tab/><text:tab/><text:tab/><text:tab/><text:tab/> <text:s text:c="4"/>Symbols 2 - 1</text:p>
      <text:p text:style-name="P5"/>
      <text:p text:style-name="P5"/>
      <text:p text:style-name="P5"/>
      <text:p text:style-name="P5"/>
      <text:p text:style-name="P5">Segments and Groups:</text:p>
      <text:p text:style-name="P5"/>
      <text:p text:style-name="P5"><text:s text:c="16"/>N a m e <text:s text:c="16"/>Size <text:s text:c="4"/>Length <text:s text:c="2"/>Align <text:s text:c="2"/>Combine Class</text:p>
      <text:p text:style-name="P5"/>
      <text:p text:style-name="P5">code . . . . . . . . . . . . . .<text:tab/>16 Bit<text:tab/> 003E<text:tab/> <text:s/>Para<text:tab/> <text:s/>Private </text:p>
      <text:p text:style-name="P5">data . . . . . . . . . . . . . .<text:tab/>16 Bit<text:tab/> 0004<text:tab/> <text:s/>Para<text:tab/> <text:s/>Private </text:p>
      <text:p text:style-name="P5"/>
      <text:p text:style-name="P5"/>
      <text:p text:style-name="P5">Procedures, <text:s/>parameters and locals:</text:p>
      <text:p text:style-name="P5"/>
      <text:p text:style-name="P5"><text:s text:c="16"/>N a m e <text:s text:c="16"/>Type <text:s text:c="4"/>Value <text:s text:c="3"/>Attr</text:p>
      <text:p text:style-name="P5"/>
      <text:p text:style-name="P5">main . . . . . . . . . . . . . .<text:tab/>P Near<text:tab/> 0000<text:tab/> <text:s/>code<text:tab/>Length= 003E Public</text:p>
      <text:p text:style-name="P5"><text:s text:c="2"/>init . . . . . . . . . . . . .<text:tab/>L Near<text:tab/> 0000<text:tab/> <text:s/>code<text:tab/></text:p>
      <text:p text:style-name="P5"><text:s text:c="2"/>stepa <text:s/>. . . . . . . . . . . .<text:tab/>L Near<text:tab/> 0011<text:tab/> <text:s/>code<text:tab/></text:p>
      <text:p text:style-name="P5"><text:s text:c="2"/>stepb <text:s/>. . . . . . . . . . . .<text:tab/>L Near<text:tab/> 0023<text:tab/> <text:s/>code<text:tab/></text:p>
      <text:p text:style-name="P5"><text:s text:c="2"/>shi <text:s/>. . . . . . . . . . . . .<text:tab/>L Near<text:tab/> 0032<text:tab/> <text:s/>code<text:tab/></text:p>
      <text:p text:style-name="P5"/>
      <text:p text:style-name="P5"/>
      <text:p text:style-name="P5">Symbols:</text:p>
      <text:p text:style-name="P5"/>
      <text:p text:style-name="P5"><text:s text:c="16"/>N a m e <text:s text:c="16"/>Type <text:s text:c="4"/>Value <text:s text:c="3"/>Attr</text:p>
      <text:p text:style-name="P5"/>
      <text:p text:style-name="P5">rez <text:s/>. . . . . . . . . . . . . .<text:tab/>Word<text:tab/> 0000<text:tab/> <text:s/>data<text:tab/></text:p>
      <text:p text:style-name="P5"/>
      <text:p text:style-name="P5"><text:tab/> <text:s text:c="2"/>0 Warnings</text:p>
      <text:p text:style-name="P5"><text:tab/> <text:s text:c="2"/>0 Errors</text:p>
      <text:p text:style-name="P4"><text:soft-page-break/>2.3 Flow Char</text:p>
      <text:p text:style-name="P5"/>
      <text:p text:style-name="P5"/>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2.4 Results</text:p>
      <text:p text:style-name="P5"/>
      <text:p text:style-name="P5">Capture file written by TCAP 3.0, TCAP Copyright(c) 1998 Tim Kannel</text:p>
      <text:p text:style-name="P5"/>
      <text:p text:style-name="P5">G:\ELECTR~1\SEMEST~1\243-31~1\LAB9~1\1&gt;debug 9_1.exe</text:p>
      <text:p text:style-name="P5">-d</text:p>
      <text:p text:style-name="P5">1621:0000 <text:s/>B8 25 16 8E D8 B8 00 00-BB 00 00 B9 44 00 BA 00 <text:s text:c="2"/>.%..........D...</text:p>
      <text:p text:style-name="P5">1621:0010 <text:s/>00 83 F9 30 72 0D 03 C1-83 D2 00 83 C1 02 83 D3 <text:s text:c="2"/>...0r...........</text:p>
      <text:p text:style-name="P5">1621:0020 <text:s/>00 EB EE 81 F9 75 08 73-09 03 C1 13 D3 83 C1 02 <text:s text:c="2"/>.....u.s........</text:p>
      <text:p text:style-name="P5">1621:0030 <text:s/>EB F1 A3 02 00 89 16 00-00 B8 00 4C CD 21 00 00 <text:s text:c="2"/>...........L.!..</text:p>
      <text:p text:style-name="P4"><text:span text:style-name="T2">1621:0040 <text:s/></text:span><text:span text:style-name="T3">00 00 00 00</text:span><text:span text:style-name="T2"> 00 00 00 00-00 00 00 00 00 00 00 00 <text:s text:c="2"/>................</text:span></text:p>
      <text:p text:style-name="P5">1621:0050 <text:s/>00 00 00 00 00 00 00 00-00 00 00 00 00 00 00 00 <text:s text:c="2"/>................</text:p>
      <text:p text:style-name="P5">1621:0060 <text:s/>00 00 00 00 00 00 00 00-00 00 00 00 00 00 00 00 <text:s text:c="2"/>................</text:p>
      <text:p text:style-name="P5">1621:0070 <text:s/>00 00 00 00 00 00 00 00-00 00 00 00 00 00 00 00 <text:s text:c="2"/>................</text:p>
      <text:p text:style-name="P5">-g</text:p>
      <text:p text:style-name="P5"/>
      <text:p text:style-name="P5">Program terminated normally</text:p>
      <text:p text:style-name="P5">-d cs:0</text:p>
      <text:p text:style-name="P5">1621:0000 <text:s/>B8 25 16 8E D8 B8 00 00-BB 00 00 B9 44 00 BA 00 <text:s text:c="2"/>.%..........D...</text:p>
      <text:p text:style-name="P5">1621:0010 <text:s/>00 83 F9 30 72 0D 03 C1-83 D2 00 83 C1 02 83 D3 <text:s text:c="2"/>...0r...........</text:p>
      <text:p text:style-name="P5">1621:0020 <text:s/>00 EB EE 81 F9 75 08 73-09 03 C1 13 D3 83 C1 02 <text:s text:c="2"/>.....u.s........</text:p>
      <text:p text:style-name="P5">1621:0030 <text:s/>EB F1 A3 02 00 89 16 00-00 B8 00 4C CD 21 00 00 <text:s text:c="2"/>...........L.!..</text:p>
      <text:p text:style-name="P4"><text:span text:style-name="T2">1621:0040 <text:s/></text:span><text:span text:style-name="T3">4C 44 FC 5C</text:span><text:span text:style-name="T2"> 00 00 00 00-00 00 00 00 00 00 00 00 <text:s text:c="2"/>LD.\............</text:span></text:p>
      <text:p text:style-name="P5">1621:0050 <text:s/>00 00 00 00 00 00 00 00-00 00 00 00 00 00 00 00 <text:s text:c="2"/>................</text:p>
      <text:p text:style-name="P5">1621:0060 <text:s/>00 00 00 00 00 00 00 00-00 00 00 00 00 00 00 00 <text:s text:c="2"/>................</text:p>
      <text:p text:style-name="P5">1621:0070 <text:s/>00 00 00 00 00 00 00 00-00 00 00 00 00 00 00 00 <text:s text:c="2"/>................</text:p>
      <text:p text:style-name="P5">-q</text:p>
      <text:p text:style-name="P5"/>
      <text:p text:style-name="P5">G:\ELECTR~1\SEMEST~1\243-31~1\LAB9~1\1&gt;tcap/u</text:p>
      <text:p text:style-name="P5"/>
      <text:p text:style-name="P5"/>
      <text:p text:style-name="P5">Final Answer<text:tab/>: 444C 5CFCh</text:p>
      <text:p text:style-name="P5">In Decimal<text:tab/>: 1,145,855,228s</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text:soft-page-break/>3. Step 2</text:p>
      <text:p text:style-name="P2">3.1 Source Code</text:p>
      <text:p text:style-name="P2"/>
      <text:p text:style-name="P1">; PROGRAM: 9_2.ASM</text:p>
      <text:p text:style-name="P1">;</text:p>
      <text:p text:style-name="P1">; AUTHOR: Calvin O. Ference</text:p>
      <text:p text:style-name="P1">;</text:p>
      <text:p text:style-name="P1">; DESCRIPTION: <text:s/>Looping and Indexing Ops</text:p>
      <text:p text:style-name="P1"/>
      <text:p text:style-name="P1"><text:s text:c="8"/>ASSUME<text:tab/>cs:code, ds:data</text:p>
      <text:p text:style-name="P1"/>
      <text:p text:style-name="P1">code <text:s text:c="3"/>SEGMENT</text:p>
      <text:p text:style-name="P1">main <text:s text:c="3"/>PROC <text:s text:c="2"/></text:p>
      <text:p text:style-name="P1"/>
      <text:p text:style-name="P1">init:<text:tab/>mov<text:tab/>ax,data</text:p>
      <text:p text:style-name="P1"><text:tab/>mov<text:tab/>ds,ax</text:p>
      <text:p text:style-name="P1"><text:tab/>mov<text:tab/>ax,0</text:p>
      <text:p text:style-name="P1"><text:tab/>mov<text:tab/>bx,0</text:p>
      <text:p text:style-name="P1"><text:tab/>mov<text:tab/>dx,0</text:p>
      <text:p text:style-name="P1"/>
      <text:p text:style-name="P1">parta:<text:tab/>mov<text:tab/>cx,51</text:p>
      <text:p text:style-name="P1"><text:tab/>inc<text:tab/>bx</text:p>
      <text:p text:style-name="P1"><text:tab/>cmp<text:tab/>bx,25</text:p>
      <text:p text:style-name="P1"><text:tab/>ja<text:tab/>shi</text:p>
      <text:p text:style-name="P1">partb:<text:tab/>add<text:tab/>ax,bx</text:p>
      <text:p text:style-name="P1"><text:tab/>adc<text:tab/>dx,0</text:p>
      <text:p text:style-name="P1"><text:tab/>add<text:tab/>ax,cx</text:p>
      <text:p text:style-name="P1"><text:tab/>adc<text:tab/>dx,0</text:p>
      <text:p text:style-name="P1"><text:tab/>add<text:tab/>ax,cx</text:p>
      <text:p text:style-name="P1"><text:tab/>adc<text:tab/>dx,0</text:p>
      <text:p text:style-name="P1"><text:tab/>inc<text:tab/>cx</text:p>
      <text:p text:style-name="P1"><text:tab/>cmp<text:tab/>cx,75</text:p>
      <text:p text:style-name="P1"><text:tab/>ja<text:tab/>parta</text:p>
      <text:p text:style-name="P1"><text:tab/>jbe<text:tab/>partb<text:tab/></text:p>
      <text:p text:style-name="P1"/>
      <text:p text:style-name="P1">shi:<text:tab/>xchg<text:tab/>al,ah</text:p>
      <text:p text:style-name="P1"><text:tab/>xchg<text:tab/>dl,dh</text:p>
      <text:p text:style-name="P1"><text:tab/>mov<text:tab/>rez+2,ax</text:p>
      <text:p text:style-name="P1"><text:tab/>mov<text:tab/>rez,dx</text:p>
      <text:p text:style-name="P1"><text:tab/>mov<text:tab/>ax,4c00h</text:p>
      <text:p text:style-name="P1"><text:tab/>int<text:tab/>21h</text:p>
      <text:p text:style-name="P1"/>
      <text:p text:style-name="P1">main<text:tab/>ENDP</text:p>
      <text:p text:style-name="P1">code<text:tab/>ENDS</text:p>
      <text:p text:style-name="P1"/>
      <text:p text:style-name="P1">data<text:tab/>SEGMENT</text:p>
      <text:p text:style-name="P1">rez<text:tab/>dw<text:tab/>0,0</text:p>
      <text:p text:style-name="P1">data<text:tab/>ENDS</text:p>
      <text:p text:style-name="P1"><text:tab/><text:tab/>END</text:p>
      <text:p text:style-name="P2"><text:soft-page-break/>3.2 List File</text:p>
      <text:p text:style-name="P1"/>
      <text:p text:style-name="P1">Microsoft (R) Macro Assembler Version 6.11d<text:tab/><text:tab/> <text:s text:c="3"/>11/05/08 16:02:06</text:p>
      <text:p text:style-name="P1">9_2.asm<text:tab/><text:tab/><text:tab/><text:tab/><text:tab/><text:tab/><text:tab/> <text:s text:c="4"/>Page 1 - 1</text:p>
      <text:p text:style-name="P1"/>
      <text:p text:style-name="P1"/>
      <text:p text:style-name="P1"><text:tab/><text:tab/><text:tab/><text:tab/>; PROGRAM: 9_2.ASM</text:p>
      <text:p text:style-name="P1"><text:tab/><text:tab/><text:tab/><text:tab/>;</text:p>
      <text:p text:style-name="P1"><text:tab/><text:tab/><text:tab/><text:tab/>; AUTHOR: Calvin O. Ference</text:p>
      <text:p text:style-name="P1"><text:tab/><text:tab/><text:tab/><text:tab/>;</text:p>
      <text:p text:style-name="P1"><text:tab/><text:tab/><text:tab/><text:tab/>; DESCRIPTION: <text:s/>Looping and Indexing Ops</text:p>
      <text:p text:style-name="P1"><text:tab/><text:tab/><text:tab/><text:tab/>; </text:p>
      <text:p text:style-name="P1"><text:tab/><text:tab/><text:tab/><text:tab/>; </text:p>
      <text:p text:style-name="P1"/>
      <text:p text:style-name="P1"><text:tab/><text:tab/><text:tab/><text:tab/> <text:s text:c="7"/>ASSUME<text:tab/>cs:code, ds:data</text:p>
      <text:p text:style-name="P1"/>
      <text:p text:style-name="P1"><text:s/>0000<text:tab/><text:tab/><text:tab/><text:tab/>code <text:s text:c="3"/>SEGMENT</text:p>
      <text:p text:style-name="P1"><text:s/>0000<text:tab/><text:tab/><text:tab/><text:tab/>main <text:s text:c="3"/>PROC <text:s text:c="2"/></text:p>
      <text:p text:style-name="P1"/>
      <text:p text:style-name="P1"><text:s/>0000 <text:s/>B8 ---- R<text:tab/><text:tab/>init:<text:tab/>mov<text:tab/>ax,data</text:p>
      <text:p text:style-name="P1"><text:s/>0003 <text:s/>8E D8<text:tab/><text:tab/><text:tab/><text:tab/>mov<text:tab/>ds,ax</text:p>
      <text:p text:style-name="P1"><text:s/>0005 <text:s/>B8 0000<text:tab/><text:tab/><text:tab/><text:tab/>mov<text:tab/>ax,0</text:p>
      <text:p text:style-name="P1"><text:s/>0008 <text:s/>BB 0000<text:tab/><text:tab/><text:tab/><text:tab/>mov<text:tab/>bx,0</text:p>
      <text:p text:style-name="P1"><text:s/>000B <text:s/>BA 0000<text:tab/><text:tab/><text:tab/><text:tab/>mov<text:tab/>dx,0</text:p>
      <text:p text:style-name="P1"/>
      <text:p text:style-name="P1"><text:s/>000E <text:s/>B9 0033<text:tab/><text:tab/><text:tab/>parta:<text:tab/>mov<text:tab/>cx,51</text:p>
      <text:p text:style-name="P1"><text:s/>0011 <text:s/>43<text:tab/><text:tab/><text:tab/><text:tab/>inc<text:tab/>bx</text:p>
      <text:p text:style-name="P1"><text:s/>0012 <text:s/>83 FB 19<text:tab/><text:tab/><text:tab/><text:tab/>cmp<text:tab/>bx,25</text:p>
      <text:p text:style-name="P1"><text:s/>0015 <text:s/>77 17<text:tab/><text:tab/><text:tab/><text:tab/>ja<text:tab/>shi</text:p>
      <text:p text:style-name="P1"><text:s/>0017 <text:s/>03 C3<text:tab/><text:tab/><text:tab/>partb:<text:tab/>add<text:tab/>ax,bx</text:p>
      <text:p text:style-name="P1"><text:s/>0019 <text:s/>83 D2 00<text:tab/><text:tab/><text:tab/><text:tab/>adc<text:tab/>dx,0</text:p>
      <text:p text:style-name="P1"><text:s/>001C <text:s/>03 C1<text:tab/><text:tab/><text:tab/><text:tab/>add<text:tab/>ax,cx</text:p>
      <text:p text:style-name="P1"><text:s/>001E <text:s/>83 D2 00<text:tab/><text:tab/><text:tab/><text:tab/>adc<text:tab/>dx,0</text:p>
      <text:p text:style-name="P1"><text:s/>0021 <text:s/>03 C1<text:tab/><text:tab/><text:tab/><text:tab/>add<text:tab/>ax,cx</text:p>
      <text:p text:style-name="P1"><text:s/>0023 <text:s/>83 D2 00<text:tab/><text:tab/><text:tab/><text:tab/>adc<text:tab/>dx,0</text:p>
      <text:p text:style-name="P1"><text:s/>0026 <text:s/>41<text:tab/><text:tab/><text:tab/><text:tab/>inc<text:tab/>cx</text:p>
      <text:p text:style-name="P1"><text:s/>0027 <text:s/>83 F9 4B<text:tab/><text:tab/><text:tab/><text:tab/>cmp<text:tab/>cx,75</text:p>
      <text:p text:style-name="P1"><text:s/>002A <text:s/>77 E2<text:tab/><text:tab/><text:tab/><text:tab/>ja<text:tab/>parta</text:p>
      <text:p text:style-name="P1"><text:s/>002C <text:s/>76 E9<text:tab/><text:tab/><text:tab/><text:tab/>jbe<text:tab/>partb<text:tab/></text:p>
      <text:p text:style-name="P1"/>
      <text:p text:style-name="P1"><text:s/>002E <text:s/>86 C4<text:tab/><text:tab/><text:tab/>shi:<text:tab/>xchg<text:tab/>al,ah</text:p>
      <text:p text:style-name="P1"><text:s/>0030 <text:s/>86 D6<text:tab/><text:tab/><text:tab/><text:tab/>xchg<text:tab/>dl,dh</text:p>
      <text:p text:style-name="P1"><text:s/>0032 <text:s/>A3 0002 R<text:tab/><text:tab/><text:tab/>mov<text:tab/>rez+2,ax</text:p>
      <text:p text:style-name="P1"><text:s/>0035 <text:s/>89 16 0000 R<text:tab/><text:tab/><text:tab/>mov<text:tab/>rez,dx</text:p>
      <text:p text:style-name="P1"><text:s/>0039 <text:s/>B8 4C00<text:tab/><text:tab/><text:tab/><text:tab/>mov<text:tab/>ax,4c00h</text:p>
      <text:p text:style-name="P1"><text:s/>003C <text:s/>CD 21<text:tab/><text:tab/><text:tab/><text:tab/>int<text:tab/>21h</text:p>
      <text:p text:style-name="P1"/>
      <text:p text:style-name="P1"><text:s/>003E<text:tab/><text:tab/><text:tab/><text:tab/>main<text:tab/>ENDP</text:p>
      <text:p text:style-name="P1"><text:s/>003E<text:tab/><text:tab/><text:tab/><text:tab/>code<text:tab/>ENDS</text:p>
      <text:p text:style-name="P1"><text:soft-page-break/></text:p>
      <text:p text:style-name="P1"><text:s/>0000<text:tab/><text:tab/><text:tab/><text:tab/>data<text:tab/>SEGMENT</text:p>
      <text:p text:style-name="P1"><text:s/>0000 0000 0000<text:tab/><text:tab/><text:tab/>rez<text:tab/>dw<text:tab/>0,0</text:p>
      <text:p text:style-name="P1"><text:s/>0004<text:tab/><text:tab/><text:tab/><text:tab/>data<text:tab/>ENDS</text:p>
      <text:p text:style-name="P1"/>
      <text:p text:style-name="P1"><text:tab/><text:tab/><text:tab/><text:tab/><text:tab/><text:tab/>END</text:p>
      <text:p text:style-name="P1"/>
      <text:p text:style-name="P1">Microsoft (R) Macro Assembler Version 6.11d<text:tab/><text:tab/> <text:s text:c="3"/>11/05/08 16:02:06</text:p>
      <text:p text:style-name="P1">9_2.asm<text:tab/><text:tab/><text:tab/><text:tab/><text:tab/><text:tab/><text:tab/> <text:s text:c="4"/>Symbols 2 - 1</text:p>
      <text:p text:style-name="P1"/>
      <text:p text:style-name="P1"/>
      <text:p text:style-name="P1"/>
      <text:p text:style-name="P1"/>
      <text:p text:style-name="P1">Segments and Groups:</text:p>
      <text:p text:style-name="P1"/>
      <text:p text:style-name="P1"><text:s text:c="16"/>N a m e <text:s text:c="16"/>Size <text:s text:c="4"/>Length <text:s text:c="2"/>Align <text:s text:c="2"/>Combine Class</text:p>
      <text:p text:style-name="P1"/>
      <text:p text:style-name="P1">code . . . . . . . . . . . . . .<text:tab/>16 Bit<text:tab/> 003E<text:tab/> <text:s/>Para<text:tab/> <text:s/>Private </text:p>
      <text:p text:style-name="P1">data . . . . . . . . . . . . . .<text:tab/>16 Bit<text:tab/> 0004<text:tab/> <text:s/>Para<text:tab/> <text:s/>Private </text:p>
      <text:p text:style-name="P1"/>
      <text:p text:style-name="P1"/>
      <text:p text:style-name="P1">Procedures, <text:s/>parameters and locals:</text:p>
      <text:p text:style-name="P1"/>
      <text:p text:style-name="P1"><text:s text:c="16"/>N a m e <text:s text:c="16"/>Type <text:s text:c="4"/>Value <text:s text:c="3"/>Attr</text:p>
      <text:p text:style-name="P1"/>
      <text:p text:style-name="P1">main . . . . . . . . . . . . . .<text:tab/>P Near<text:tab/> 0000<text:tab/> <text:s/>code<text:tab/>Length= 003E Public</text:p>
      <text:p text:style-name="P1"><text:s text:c="2"/>init . . . . . . . . . . . . .<text:tab/>L Near<text:tab/> 0000<text:tab/> <text:s/>code<text:tab/></text:p>
      <text:p text:style-name="P1"><text:s text:c="2"/>parta <text:s/>. . . . . . . . . . . .<text:tab/>L Near<text:tab/> 000E<text:tab/> <text:s/>code<text:tab/></text:p>
      <text:p text:style-name="P1"><text:s text:c="2"/>partb <text:s/>. . . . . . . . . . . .<text:tab/>L Near<text:tab/> 0017<text:tab/> <text:s/>code<text:tab/></text:p>
      <text:p text:style-name="P1"><text:s text:c="2"/>shi <text:s/>. . . . . . . . . . . . .<text:tab/>L Near<text:tab/> 002E<text:tab/> <text:s/>code<text:tab/></text:p>
      <text:p text:style-name="P1"/>
      <text:p text:style-name="P1"/>
      <text:p text:style-name="P1">Symbols:</text:p>
      <text:p text:style-name="P1"/>
      <text:p text:style-name="P1"><text:s text:c="16"/>N a m e <text:s text:c="16"/>Type <text:s text:c="4"/>Value <text:s text:c="3"/>Attr</text:p>
      <text:p text:style-name="P1"/>
      <text:p text:style-name="P1">rez <text:s/>. . . . . . . . . . . . . .<text:tab/>Word<text:tab/> 0000<text:tab/> <text:s/>data<text:tab/></text:p>
      <text:p text:style-name="P1"/>
      <text:p text:style-name="P1"><text:tab/> <text:s text:c="2"/>0 Warnings</text:p>
      <text:p text:style-name="P1"><text:tab/> <text:s text:c="2"/>0 Errors</text:p>
      <text:p text:style-name="P1"/>
      <text:p text:style-name="P1"/>
      <text:p text:style-name="P1"/>
      <text:p text:style-name="P1"/>
      <text:p text:style-name="P1"/>
      <text:p text:style-name="P1"/>
      <text:p text:style-name="P1"/>
      <text:p text:style-name="P1"/>
      <text:p text:style-name="P1"/>
      <text:p text:style-name="P2"><text:soft-page-break/>3.3 Flow Chart</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3.4 Results</text:p>
      <text:p text:style-name="P1"/>
      <text:p text:style-name="P1">Capture file written by TCAP 3.0, TCAP Copyright(c) 1998 Tim Kannel</text:p>
      <text:p text:style-name="P1"/>
      <text:p text:style-name="P1">G:\ELECTR~1\SEMEST~1\243-31~1\LAB9~1\2&gt;debug 9_2.exe</text:p>
      <text:p text:style-name="P1">-d</text:p>
      <text:p text:style-name="P1">0E36:0000 <text:s/>B8 3A 0E 8E D8 B8 00 00-BB 00 00 BA 00 00 B9 33 <text:s text:c="2"/>.:.............3</text:p>
      <text:p text:style-name="P1">0E36:0010 <text:s/>00 43 83 FB 19 77 17 03-C3 83 D2 00 03 C1 83 D2 <text:s text:c="2"/>.C...w..........</text:p>
      <text:p text:style-name="P1">0E36:0020 <text:s/>00 03 C1 83 D2 00 41 83-F9 4B 77 E2 76 E9 86 C4 <text:s text:c="2"/>......A..Kw.v...</text:p>
      <text:p text:style-name="P1">0E36:0030 <text:s/>86 D6 A3 02 00 89 16 00-00 B8 00 4C CD 21 00 00 <text:s text:c="2"/>...........L.!..</text:p>
      <text:p text:style-name="P2"><text:span text:style-name="T2">0E36:0040 <text:s/></text:span><text:span text:style-name="T3">00 00 00 00</text:span><text:span text:style-name="T2"> 74 68 5D 66-69 6C 65 6E 61 6D 65 31 <text:s text:c="2"/>....th]filename1</text:span></text:p>
      <text:p text:style-name="P1">0E36:0050 <text:s/>20 66 69 6C 65 6E 61 6D-65 32 0D 0A 52 45 4E 20 <text:s text:c="3"/>filename2..REN </text:p>
      <text:p text:style-name="P1">0E36:0060 <text:s/>5B 64 72 69 76 65 3A 5D-5B 70 61 74 68 5D 66 69 <text:s text:c="2"/>[drive:][path]fi</text:p>
      <text:p text:style-name="P1">0E36:0070 <text:s/>6C 65 6E 61 6D 65 31 20-66 69 6C 65 6E 61 6D 65 <text:s text:c="2"/>lename1 filename</text:p>
      <text:p text:style-name="P1">-g</text:p>
      <text:p text:style-name="P1"/>
      <text:p text:style-name="P1">Program terminated normally</text:p>
      <text:p text:style-name="P1">-d cs:0</text:p>
      <text:p text:style-name="P1">0E36:0000 <text:s/>B8 3A 0E 8E D8 B8 00 00-BB 00 00 BA 00 00 B9 33 <text:s text:c="2"/>.:.............3</text:p>
      <text:p text:style-name="P1">0E36:0010 <text:s/>00 43 83 FB 19 77 17 03-C3 83 D2 00 03 C1 83 D2 <text:s text:c="2"/>.C...w..........</text:p>
      <text:p text:style-name="P1">0E36:0020 <text:s/>00 03 C1 83 D2 00 41 83-F9 4B 77 E2 76 E9 86 C4 <text:s text:c="2"/>......A..Kw.v...</text:p>
      <text:p text:style-name="P1">0E36:0030 <text:s/>86 D6 A3 02 00 89 16 00-00 B8 00 4C CD 21 00 00 <text:s text:c="2"/>...........L.!..</text:p>
      <text:p text:style-name="P2"><text:span text:style-name="T2">0E36:0040 <text:s/></text:span><text:span text:style-name="T3">00 01 53 5B</text:span><text:span text:style-name="T2"> 74 68 5D 66-69 6C 65 6E 61 6D 65 31 <text:s text:c="2"/>..S[th]filename1</text:span></text:p>
      <text:p text:style-name="P1">0E36:0050 <text:s/>20 66 69 6C 65 6E 61 6D-65 32 0D 0A 52 45 4E 20 <text:s text:c="3"/>filename2..REN </text:p>
      <text:p text:style-name="P1">0E36:0060 <text:s/>5B 64 72 69 76 65 3A 5D-5B 70 61 74 68 5D 66 69 <text:s text:c="2"/>[drive:][path]fi</text:p>
      <text:p text:style-name="P1">0E36:0070 <text:s/>6C 65 6E 61 6D 65 31 20-66 69 6C 65 6E 61 6D 65 <text:s text:c="2"/>lename1 filename</text:p>
      <text:p text:style-name="P1">-q</text:p>
      <text:p text:style-name="P1"/>
      <text:p text:style-name="P1">G:\ELECTR~1\SEMEST~1\243-31~1\LAB9~1\2&gt;tcap/u</text:p>
      <text:p text:style-name="P1"/>
      <text:p text:style-name="P1"/>
      <text:p text:style-name="P1">Final Answer<text:tab/>: 1535Bh</text:p>
      <text:p text:style-name="P1">In Decimal<text:tab/>: 86875</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text:soft-page-break/>4.0 Step 3 A</text:p>
      <text:p text:style-name="P2">4.1 Source Code</text:p>
      <text:p text:style-name="P1"/>
      <text:p text:style-name="P1">; PROGRAM: 9_3.ASM</text:p>
      <text:p text:style-name="P1">;</text:p>
      <text:p text:style-name="P1">; AUTHOR: Calvin O. Ference</text:p>
      <text:p text:style-name="P1">;</text:p>
      <text:p text:style-name="P1">; DESCRIPTION: <text:s/>Looping and Indexing Ops</text:p>
      <text:p text:style-name="P1">; </text:p>
      <text:p text:style-name="P1">; </text:p>
      <text:p text:style-name="P1"/>
      <text:p text:style-name="P1"><text:s text:c="8"/>ASSUME<text:tab/>cs:code, ds:data</text:p>
      <text:p text:style-name="P1"/>
      <text:p text:style-name="P1">code <text:s text:c="3"/>SEGMENT</text:p>
      <text:p text:style-name="P1">main <text:s text:c="3"/>PROC <text:s text:c="2"/></text:p>
      <text:p text:style-name="P1"/>
      <text:p text:style-name="P1">init:<text:tab/></text:p>
      <text:p text:style-name="P1"><text:tab/>mov<text:tab/>ax,data</text:p>
      <text:p text:style-name="P1"><text:tab/>mov<text:tab/>ds,ax</text:p>
      <text:p text:style-name="P1"><text:tab/>mov<text:tab/>ax,0</text:p>
      <text:p text:style-name="P1"><text:tab/>mov<text:tab/>cx,0</text:p>
      <text:p text:style-name="P1"><text:tab/>mov<text:tab/>dx,0</text:p>
      <text:p text:style-name="P1"><text:tab/>lea<text:tab/>di,mem</text:p>
      <text:p text:style-name="P1"/>
      <text:p text:style-name="P1">parta:<text:tab/>add<text:tab/>ax,[di]</text:p>
      <text:p text:style-name="P1"><text:tab/>adc<text:tab/>dx,0</text:p>
      <text:p text:style-name="P1"><text:tab/>add<text:tab/>di,2</text:p>
      <text:p text:style-name="P1"><text:tab/>cmp<text:tab/>di,39</text:p>
      <text:p text:style-name="P1"><text:tab/>ja<text:tab/>partb</text:p>
      <text:p text:style-name="P1"><text:tab/>jmp<text:tab/>parta</text:p>
      <text:p text:style-name="P1"/>
      <text:p text:style-name="P1">partb:<text:tab/>mov<text:tab/>bx,20</text:p>
      <text:p text:style-name="P1"><text:tab/>div<text:tab/>bx</text:p>
      <text:p text:style-name="P1"/>
      <text:p text:style-name="P1">shi:<text:tab/>xchg<text:tab/>ah,al</text:p>
      <text:p text:style-name="P1"><text:tab/>xchg<text:tab/>dh,dl</text:p>
      <text:p text:style-name="P1"><text:tab/>mov<text:tab/>rez+2,ax</text:p>
      <text:p text:style-name="P1"><text:tab/>mov<text:tab/>rez,dx</text:p>
      <text:p text:style-name="P1"><text:tab/>mov<text:tab/>ax,4c00h</text:p>
      <text:p text:style-name="P1"><text:tab/>int<text:tab/>21h</text:p>
      <text:p text:style-name="P1"/>
      <text:p text:style-name="P1">main<text:tab/>ENDP</text:p>
      <text:p text:style-name="P1">code<text:tab/>ENDS</text:p>
      <text:p text:style-name="P1"/>
      <text:p text:style-name="P1">data<text:tab/>SEGMENT</text:p>
      <text:p text:style-name="P1">mem<text:tab/>dw<text:tab/>100,945,1250,167,888,753,951,459,621,741,963,258,147,852,369,200,365,999,440,350</text:p>
      <text:p text:style-name="P1">rez<text:tab/>dw<text:tab/>0,0</text:p>
      <text:p text:style-name="P1">data<text:tab/>ENDS</text:p>
      <text:p text:style-name="P1"><text:tab/><text:tab/>END</text:p>
      <text:p text:style-name="P2"><text:soft-page-break/>3.2 List File</text:p>
      <text:p text:style-name="P1"/>
      <text:p text:style-name="P1">Microsoft (R) Macro Assembler Version 6.11d<text:tab/><text:tab/> <text:s text:c="3"/>11/11/08 17:10:21</text:p>
      <text:p text:style-name="P1">9_3.asm<text:tab/><text:tab/><text:tab/><text:tab/><text:tab/><text:tab/><text:tab/> <text:s text:c="4"/>Page 1 - 1</text:p>
      <text:p text:style-name="P1"/>
      <text:p text:style-name="P1"/>
      <text:p text:style-name="P1"><text:tab/><text:tab/><text:tab/><text:tab/>; PROGRAM: 9_3.ASM</text:p>
      <text:p text:style-name="P1"><text:tab/><text:tab/><text:tab/><text:tab/>;</text:p>
      <text:p text:style-name="P1"><text:tab/><text:tab/><text:tab/><text:tab/>; AUTHOR: Calvin O. Ference</text:p>
      <text:p text:style-name="P1"><text:tab/><text:tab/><text:tab/><text:tab/>;</text:p>
      <text:p text:style-name="P1"><text:tab/><text:tab/><text:tab/><text:tab/>; DESCRIPTION: <text:s/>Looping and Indexing Ops</text:p>
      <text:p text:style-name="P1"><text:tab/><text:tab/><text:tab/><text:tab/>; </text:p>
      <text:p text:style-name="P1"><text:tab/><text:tab/><text:tab/><text:tab/>; </text:p>
      <text:p text:style-name="P1"/>
      <text:p text:style-name="P1"><text:tab/><text:tab/><text:tab/><text:tab/> <text:s text:c="7"/>ASSUME<text:tab/>cs:code, ds:data</text:p>
      <text:p text:style-name="P1"/>
      <text:p text:style-name="P1"><text:s/>0000<text:tab/><text:tab/><text:tab/><text:tab/>code <text:s text:c="3"/>SEGMENT</text:p>
      <text:p text:style-name="P1"><text:s/>0000<text:tab/><text:tab/><text:tab/><text:tab/>main <text:s text:c="3"/>PROC <text:s text:c="2"/></text:p>
      <text:p text:style-name="P1"/>
      <text:p text:style-name="P1"><text:s/>0000<text:tab/><text:tab/><text:tab/><text:tab/>init:<text:tab/></text:p>
      <text:p text:style-name="P1"><text:s/>0000 <text:s/>B8 ---- R<text:tab/><text:tab/><text:tab/>mov<text:tab/>ax,data</text:p>
      <text:p text:style-name="P1"><text:s/>0003 <text:s/>8E D8<text:tab/><text:tab/><text:tab/><text:tab/>mov<text:tab/>ds,ax</text:p>
      <text:p text:style-name="P1"><text:s/>0005 <text:s/>B8 0000<text:tab/><text:tab/><text:tab/><text:tab/>mov<text:tab/>ax,0</text:p>
      <text:p text:style-name="P1"><text:s/>0008 <text:s/>B9 0000<text:tab/><text:tab/><text:tab/><text:tab/>mov<text:tab/>cx,0</text:p>
      <text:p text:style-name="P1"><text:s/>000B <text:s/>BA 0000<text:tab/><text:tab/><text:tab/><text:tab/>mov<text:tab/>dx,0</text:p>
      <text:p text:style-name="P1"><text:s/>000E <text:s/>8D 3E 0000 R<text:tab/><text:tab/><text:tab/>lea<text:tab/>di,mem</text:p>
      <text:p text:style-name="P1"/>
      <text:p text:style-name="P1"><text:s/>0012 <text:s/>03 05<text:tab/><text:tab/><text:tab/>parta:<text:tab/>add<text:tab/>ax,[di]</text:p>
      <text:p text:style-name="P1"><text:s/>0014 <text:s/>83 D2 00<text:tab/><text:tab/><text:tab/><text:tab/>adc<text:tab/>dx,0</text:p>
      <text:p text:style-name="P1"><text:s/>0017 <text:s/>83 C7 02<text:tab/><text:tab/><text:tab/><text:tab/>add<text:tab/>di,2</text:p>
      <text:p text:style-name="P1"><text:s/>001A <text:s/>83 FF 27<text:tab/><text:tab/><text:tab/><text:tab/>cmp<text:tab/>di,39</text:p>
      <text:p text:style-name="P1"><text:s/>001D <text:s/>77 02<text:tab/><text:tab/><text:tab/><text:tab/>ja<text:tab/>partb</text:p>
      <text:p text:style-name="P1"><text:s/>001F <text:s/>EB F1<text:tab/><text:tab/><text:tab/><text:tab/>jmp<text:tab/>parta</text:p>
      <text:p text:style-name="P1"/>
      <text:p text:style-name="P1"><text:s/>0021 <text:s/>BB 0014<text:tab/><text:tab/><text:tab/>partb:<text:tab/>mov<text:tab/>bx,20</text:p>
      <text:p text:style-name="P1"><text:s/>0024 <text:s/>F7 F3<text:tab/><text:tab/><text:tab/><text:tab/>div<text:tab/>bx</text:p>
      <text:p text:style-name="P1"/>
      <text:p text:style-name="P1"><text:s/>0026 <text:s/>86 E0<text:tab/><text:tab/><text:tab/>shi:<text:tab/>xchg<text:tab/>ah,al</text:p>
      <text:p text:style-name="P1"><text:s/>0028 <text:s/>86 F2<text:tab/><text:tab/><text:tab/><text:tab/>xchg<text:tab/>dh,dl</text:p>
      <text:p text:style-name="P1"><text:s/>002A <text:s/>A3 002A R<text:tab/><text:tab/><text:tab/>mov<text:tab/>rez+2,ax</text:p>
      <text:p text:style-name="P1"><text:s/>002D <text:s/>89 16 0028 R<text:tab/><text:tab/><text:tab/>mov<text:tab/>rez,dx</text:p>
      <text:p text:style-name="P1"><text:s/>0031 <text:s/>B8 4C00<text:tab/><text:tab/><text:tab/><text:tab/>mov<text:tab/>ax,4c00h</text:p>
      <text:p text:style-name="P1"><text:s/>0034 <text:s/>CD 21<text:tab/><text:tab/><text:tab/><text:tab/>int<text:tab/>21h</text:p>
      <text:p text:style-name="P1"/>
      <text:p text:style-name="P1"><text:s/>0036<text:tab/><text:tab/><text:tab/><text:tab/>main<text:tab/>ENDP</text:p>
      <text:p text:style-name="P1"><text:s/>0036<text:tab/><text:tab/><text:tab/><text:tab/>code<text:tab/>ENDS</text:p>
      <text:p text:style-name="P1"/>
      <text:p text:style-name="P1"><text:s/>0000<text:tab/><text:tab/><text:tab/><text:tab/>data<text:tab/>SEGMENT</text:p>
      <text:p text:style-name="P2"><text:span text:style-name="T2"><text:s/>0000 0064 03B1 04E2 00A7<text:tab/>mem<text:tab/>dw</text:span><text:soft-page-break/><text:span text:style-name="T2"><text:tab/>100,945,1250,167,888,753,951,459,621,741,963,258,147,852,369,200,365,999,440,350</text:span></text:p>
      <text:p text:style-name="P1"><text:s text:c="7"/>0378 02F1 03B7</text:p>
      <text:p text:style-name="P1"><text:s text:c="7"/>01CB 026D 02E5</text:p>
      <text:p text:style-name="P1"><text:s text:c="7"/>03C3 0102 0093</text:p>
      <text:p text:style-name="P1"><text:s text:c="7"/>0354 0171 00C8</text:p>
      <text:p text:style-name="P1"><text:s text:c="7"/>016D 03E7 01B8</text:p>
      <text:p text:style-name="P1"><text:s text:c="7"/>015E</text:p>
      <text:p text:style-name="P1"><text:s/>0028 0000 0000<text:tab/><text:tab/><text:tab/>rez<text:tab/>dw<text:tab/>0,0</text:p>
      <text:p text:style-name="P1"><text:s/>002C<text:tab/><text:tab/><text:tab/><text:tab/>data<text:tab/>ENDS</text:p>
      <text:p text:style-name="P1"/>
      <text:p text:style-name="P1"><text:tab/><text:tab/><text:tab/><text:tab/><text:tab/><text:tab/>END</text:p>
      <text:p text:style-name="P1"/>
      <text:p text:style-name="P1">Microsoft (R) Macro Assembler Version 6.11d<text:tab/><text:tab/> <text:s text:c="3"/>11/11/08 17:10:21</text:p>
      <text:p text:style-name="P1">9_3.asm<text:tab/><text:tab/><text:tab/><text:tab/><text:tab/><text:tab/><text:tab/> <text:s text:c="4"/>Symbols 2 - 1</text:p>
      <text:p text:style-name="P1"/>
      <text:p text:style-name="P1"/>
      <text:p text:style-name="P1"/>
      <text:p text:style-name="P1"/>
      <text:p text:style-name="P1">Segments and Groups:</text:p>
      <text:p text:style-name="P1"/>
      <text:p text:style-name="P1"><text:s text:c="16"/>N a m e <text:s text:c="16"/>Size <text:s text:c="4"/>Length <text:s text:c="2"/>Align <text:s text:c="2"/>Combine Class</text:p>
      <text:p text:style-name="P1"/>
      <text:p text:style-name="P1">code . . . . . . . . . . . . . .<text:tab/>16 Bit<text:tab/> 0036<text:tab/> <text:s/>Para<text:tab/> <text:s/>Private </text:p>
      <text:p text:style-name="P1">data . . . . . . . . . . . . . .<text:tab/>16 Bit<text:tab/> 002C<text:tab/> <text:s/>Para<text:tab/> <text:s/>Private </text:p>
      <text:p text:style-name="P1"/>
      <text:p text:style-name="P1"/>
      <text:p text:style-name="P1">Procedures, <text:s/>parameters and locals:</text:p>
      <text:p text:style-name="P1"/>
      <text:p text:style-name="P1"><text:s text:c="16"/>N a m e <text:s text:c="16"/>Type <text:s text:c="4"/>Value <text:s text:c="3"/>Attr</text:p>
      <text:p text:style-name="P1"/>
      <text:p text:style-name="P1">main . . . . . . . . . . . . . .<text:tab/>P Near<text:tab/> 0000<text:tab/> <text:s/>code<text:tab/>Length= 0036 Public</text:p>
      <text:p text:style-name="P1"><text:s text:c="2"/>init . . . . . . . . . . . . .<text:tab/>L Near<text:tab/> 0000<text:tab/> <text:s/>code<text:tab/></text:p>
      <text:p text:style-name="P1"><text:s text:c="2"/>parta <text:s/>. . . . . . . . . . . .<text:tab/>L Near<text:tab/> 0012<text:tab/> <text:s/>code<text:tab/></text:p>
      <text:p text:style-name="P1"><text:s text:c="2"/>partb <text:s/>. . . . . . . . . . . .<text:tab/>L Near<text:tab/> 0021<text:tab/> <text:s/>code<text:tab/></text:p>
      <text:p text:style-name="P1"><text:s text:c="2"/>shi <text:s/>. . . . . . . . . . . . .<text:tab/>L Near<text:tab/> 0026<text:tab/> <text:s/>code<text:tab/></text:p>
      <text:p text:style-name="P1"/>
      <text:p text:style-name="P1"/>
      <text:p text:style-name="P1">Symbols:</text:p>
      <text:p text:style-name="P1"/>
      <text:p text:style-name="P1"><text:s text:c="16"/>N a m e <text:s text:c="16"/>Type <text:s text:c="4"/>Value <text:s text:c="3"/>Attr</text:p>
      <text:p text:style-name="P1"/>
      <text:p text:style-name="P1">mem <text:s/>. . . . . . . . . . . . . .<text:tab/>Word<text:tab/> 0000<text:tab/> <text:s/>data<text:tab/></text:p>
      <text:p text:style-name="P1">rez <text:s/>. . . . . . . . . . . . . .<text:tab/>Word<text:tab/> 0028<text:tab/> <text:s/>data<text:tab/></text:p>
      <text:p text:style-name="P1"/>
      <text:p text:style-name="P1"><text:tab/> <text:s text:c="2"/>0 Warnings</text:p>
      <text:p text:style-name="P1"><text:tab/> <text:s text:c="2"/>0 Errors</text:p>
      <text:p text:style-name="P1"/>
      <text:p text:style-name="P1"/>
      <text:p text:style-name="P1"/>
      <text:p text:style-name="P2"><text:soft-page-break/>4.3 Flow Chart</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4.4 Results</text:p>
      <text:p text:style-name="P1"/>
      <text:p text:style-name="P1">Capture file written by TCAP 3.0, TCAP Copyright(c) 1998 Tim Kannel</text:p>
      <text:p text:style-name="P1"/>
      <text:p text:style-name="P1">G:\ELECTR~1\SEMEST~1\243-31~1\LAB9~1\3&gt;debug 9_3.exe</text:p>
      <text:p text:style-name="P1">-d</text:p>
      <text:p text:style-name="P1">1621:0000 <text:s/>B8 25 16 8E D8 B8 00 00-B9 00 00 BA 00 00 8D 3E <text:s text:c="2"/>.%.............&gt;</text:p>
      <text:p text:style-name="P1">1621:0010 <text:s/>00 00 03 05 83 D2 00 83-C7 02 83 FF 27 77 02 EB <text:s text:c="2"/>............'w..</text:p>
      <text:p text:style-name="P1">1621:0020 <text:s/>F1 BB 14 00 F7 F3 86 E0-86 F2 A3 2A 00 89 16 28 <text:s text:c="2"/>...........*...(</text:p>
      <text:p text:style-name="P1">1621:0030 <text:s/>00 B8 00 4C CD 21 00 00-00 00 00 00 00 00 00 00 <text:s text:c="2"/>...L.!..........</text:p>
      <text:p text:style-name="P1">1621:0040 <text:s/>64 00 B1 03 E2 04 A7 00-78 03 F1 02 B7 03 CB 01 <text:s text:c="2"/>d.......x.......</text:p>
      <text:p text:style-name="P1">1621:0050 <text:s/>6D 02 E5 02 C3 03 02 01-93 00 54 03 71 01 C8 00 <text:s text:c="2"/>m.........T.q...</text:p>
      <text:p text:style-name="P2"><text:span text:style-name="T2">1621:0060 <text:s/>6D 01 E7 03 B8 01 5E 01-</text:span><text:span text:style-name="T3">00 00 00 00</text:span><text:span text:style-name="T2"> 00 00 00 00 <text:s text:c="2"/>m.....^.........</text:span></text:p>
      <text:p text:style-name="P1">1621:0070 <text:s/>00 00 00 00 00 00 00 00-00 00 00 00 00 00 00 00 <text:s text:c="2"/>................</text:p>
      <text:p text:style-name="P1">-g</text:p>
      <text:p text:style-name="P1"/>
      <text:p text:style-name="P1">Program terminated normally</text:p>
      <text:p text:style-name="P1">-d cs:0</text:p>
      <text:p text:style-name="P1">1621:0000 <text:s/>B8 25 16 8E D8 B8 00 00-B9 00 00 BA 00 00 8D 3E <text:s text:c="2"/>.%.............&gt;</text:p>
      <text:p text:style-name="P1">1621:0010 <text:s/>00 00 03 05 83 D2 00 83-C7 02 83 FF 27 77 02 EB <text:s text:c="2"/>............'w..</text:p>
      <text:p text:style-name="P1">1621:0020 <text:s/>F1 BB 14 00 F7 F3 86 E0-86 F2 A3 2A 00 89 16 28 <text:s text:c="2"/>...........*...(</text:p>
      <text:p text:style-name="P1">1621:0030 <text:s/>00 B8 00 4C CD 21 00 00-00 00 00 00 00 00 00 00 <text:s text:c="2"/>...L.!..........</text:p>
      <text:p text:style-name="P1">1621:0040 <text:s/>64 00 B1 03 E2 04 A7 00-78 03 F1 02 B7 03 CB 01 <text:s text:c="2"/>d.......x.......</text:p>
      <text:p text:style-name="P1">1621:0050 <text:s/>6D 02 E5 02 C3 03 02 01-93 00 54 03 71 01 C8 00 <text:s text:c="2"/>m.........T.q...</text:p>
      <text:p text:style-name="P2"><text:span text:style-name="T2">1621:0060 <text:s/>6D 01 E7 03 B8 01 5E 01-</text:span><text:span text:style-name="T3">00 12 02 4E</text:span><text:span text:style-name="T2"> 00 00 00 00 <text:s text:c="2"/>m.....^....N....</text:span></text:p>
      <text:p text:style-name="P1">1621:0070 <text:s/>00 00 00 00 00 00 00 00-00 00 00 00 00 00 00 00 <text:s text:c="2"/>................</text:p>
      <text:p text:style-name="P1">-q</text:p>
      <text:p text:style-name="P1"/>
      <text:p text:style-name="P1">G:\ELECTR~1\SEMEST~1\243-31~1\LAB9~1\3&gt;tcap/u</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text:soft-page-break/>5. Step 3 B</text:p>
      <text:p text:style-name="P2">5.1 Source Code</text:p>
      <text:p text:style-name="P3"/>
      <text:p text:style-name="P1">; PROGRAM: 9_3.ASM</text:p>
      <text:p text:style-name="P1">;</text:p>
      <text:p text:style-name="P1">; AUTHOR: Calvin O. Ference</text:p>
      <text:p text:style-name="P1">;</text:p>
      <text:p text:style-name="P1">; DESCRIPTION: <text:s/>Looping and Indexing Ops</text:p>
      <text:p text:style-name="P1">; </text:p>
      <text:p text:style-name="P1">; </text:p>
      <text:p text:style-name="P1"/>
      <text:p text:style-name="P1"><text:s text:c="8"/>ASSUME<text:tab/>cs:code, ds:data</text:p>
      <text:p text:style-name="P1"/>
      <text:p text:style-name="P1">code <text:s text:c="3"/>SEGMENT</text:p>
      <text:p text:style-name="P1">main <text:s text:c="3"/>PROC <text:s text:c="2"/></text:p>
      <text:p text:style-name="P1"/>
      <text:p text:style-name="P1">init:<text:tab/></text:p>
      <text:p text:style-name="P1"><text:tab/>mov<text:tab/>ax,data</text:p>
      <text:p text:style-name="P1"><text:tab/>mov<text:tab/>ds,ax</text:p>
      <text:p text:style-name="P1"><text:tab/>mov<text:tab/>ax,0</text:p>
      <text:p text:style-name="P1"><text:tab/>mov<text:tab/>bx,0</text:p>
      <text:p text:style-name="P1"><text:tab/>mov<text:tab/>cx,0</text:p>
      <text:p text:style-name="P1"><text:tab/>mov<text:tab/>dx,0</text:p>
      <text:p text:style-name="P1"><text:tab/>lea<text:tab/>di,mem</text:p>
      <text:p text:style-name="P1"><text:tab/>lea<text:tab/>si,mem2</text:p>
      <text:p text:style-name="P1"/>
      <text:p text:style-name="P1">parta:<text:tab/>cmp<text:tab/>di,27h</text:p>
      <text:p text:style-name="P1"><text:tab/>ja<text:tab/>partc</text:p>
      <text:p text:style-name="P1"><text:tab/>mov<text:tab/>ax,[di]</text:p>
      <text:p text:style-name="P1"><text:tab/>cmp<text:tab/>ax,1250</text:p>
      <text:p text:style-name="P1"><text:tab/>je<text:tab/>thingy</text:p>
      <text:p text:style-name="P1"><text:tab/>cmp<text:tab/>ax,200</text:p>
      <text:p text:style-name="P1"><text:tab/>ja<text:tab/>partb</text:p>
      <text:p text:style-name="P1"><text:tab/>add<text:tab/>di,2</text:p>
      <text:p text:style-name="P1"><text:tab/>jmp<text:tab/>parta</text:p>
      <text:p text:style-name="P1"/>
      <text:p text:style-name="P1">thingy: add<text:tab/>si,2</text:p>
      <text:p text:style-name="P1"><text:tab/>add<text:tab/>di,2</text:p>
      <text:p text:style-name="P1"><text:tab/>jmp<text:tab/>parta</text:p>
      <text:p text:style-name="P1"/>
      <text:p text:style-name="P1">partb:<text:tab/>mov<text:tab/>bx,[di]</text:p>
      <text:p text:style-name="P1"><text:tab/>mov<text:tab/>[si],bx</text:p>
      <text:p text:style-name="P1"><text:tab/>add<text:tab/>si,2</text:p>
      <text:p text:style-name="P1"><text:tab/>add<text:tab/>di,2</text:p>
      <text:p text:style-name="P1"><text:tab/>inc<text:tab/>cl</text:p>
      <text:p text:style-name="P1"><text:tab/>jmp<text:tab/>parta</text:p>
      <text:p text:style-name="P1"/>
      <text:p text:style-name="P1"><text:line-break/>partc:<text:tab/>lea<text:tab/>si,mem2</text:p>
      <text:p text:style-name="P1"><text:soft-page-break/><text:tab/>mov<text:tab/>ax,0</text:p>
      <text:p text:style-name="P1"><text:line-break/>partd:<text:tab/>cmp<text:tab/>si,47h</text:p>
      <text:p text:style-name="P1"><text:tab/>ja<text:tab/>avg</text:p>
      <text:p text:style-name="P1"><text:tab/>add<text:tab/>ax,[si]</text:p>
      <text:p text:style-name="P1"><text:tab/>adc<text:tab/>dx,0</text:p>
      <text:p text:style-name="P1"><text:tab/>add<text:tab/>si,2</text:p>
      <text:p text:style-name="P1"><text:tab/>jmp<text:tab/>partd</text:p>
      <text:p text:style-name="P1"/>
      <text:p text:style-name="P1">avg:<text:tab/>mov<text:tab/>bl,cl</text:p>
      <text:p text:style-name="P1"><text:tab/>div<text:tab/>cx</text:p>
      <text:p text:style-name="P1"/>
      <text:p text:style-name="P1"/>
      <text:p text:style-name="P1">shi:<text:tab/>xchg<text:tab/>ah,al</text:p>
      <text:p text:style-name="P1"><text:tab/>xchg<text:tab/>dh,dl</text:p>
      <text:p text:style-name="P1"><text:tab/>mov<text:tab/>cnt,cl</text:p>
      <text:p text:style-name="P1"><text:tab/>mov<text:tab/>rez+2,ax</text:p>
      <text:p text:style-name="P1"><text:tab/>mov<text:tab/>rez,dx</text:p>
      <text:p text:style-name="P1"><text:tab/>mov<text:tab/>ax,4c00h</text:p>
      <text:p text:style-name="P1"><text:tab/>int<text:tab/>21h</text:p>
      <text:p text:style-name="P1"/>
      <text:p text:style-name="P1">main<text:tab/>ENDP</text:p>
      <text:p text:style-name="P1">code<text:tab/>ENDS</text:p>
      <text:p text:style-name="P1"/>
      <text:p text:style-name="P1">data<text:tab/>SEGMENT</text:p>
      <text:p text:style-name="P1">mem<text:tab/>dw<text:tab/>100,945,1250,167,888,753,951,459,621,741,963,258,147,852,369,200,365,999,440,350</text:p>
      <text:p text:style-name="P1">mem2<text:tab/>dw<text:tab/>0,0,0,0,0,0,0,0,0,0,0,0,0,0,0,0</text:p>
      <text:p text:style-name="P1">rez<text:tab/>dw<text:tab/>0,0</text:p>
      <text:p text:style-name="P1">cnt<text:tab/>db<text:tab/>0</text:p>
      <text:p text:style-name="P1">data<text:tab/>ENDS</text:p>
      <text:p text:style-name="P1"/>
      <text:p text:style-name="P1"><text:tab/><text:tab/>END</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text:soft-page-break/>5.1 List File</text:p>
      <text:p text:style-name="P1"/>
      <text:p text:style-name="P1">Microsoft (R) Macro Assembler Version 6.11d<text:tab/><text:tab/> <text:s text:c="3"/>11/12/08 20:26:03</text:p>
      <text:p text:style-name="P1">9_3b.asm<text:tab/><text:tab/><text:tab/><text:tab/><text:tab/><text:tab/> <text:s text:c="4"/>Page 1 - 1</text:p>
      <text:p text:style-name="P1"/>
      <text:p text:style-name="P1"/>
      <text:p text:style-name="P1"><text:tab/><text:tab/><text:tab/><text:tab/>; PROGRAM: 9_3.ASM</text:p>
      <text:p text:style-name="P1"><text:tab/><text:tab/><text:tab/><text:tab/>;</text:p>
      <text:p text:style-name="P1"><text:tab/><text:tab/><text:tab/><text:tab/>; AUTHOR: Calvin O. Ference</text:p>
      <text:p text:style-name="P1"><text:tab/><text:tab/><text:tab/><text:tab/>;</text:p>
      <text:p text:style-name="P1"><text:tab/><text:tab/><text:tab/><text:tab/>; DESCRIPTION: <text:s/>Looping and Indexing Ops</text:p>
      <text:p text:style-name="P1"><text:tab/><text:tab/><text:tab/><text:tab/>; </text:p>
      <text:p text:style-name="P1"><text:tab/><text:tab/><text:tab/><text:tab/>; </text:p>
      <text:p text:style-name="P1"/>
      <text:p text:style-name="P1"><text:tab/><text:tab/><text:tab/><text:tab/> <text:s text:c="7"/>ASSUME<text:tab/>cs:code, ds:data</text:p>
      <text:p text:style-name="P1"/>
      <text:p text:style-name="P1"><text:s/>0000<text:tab/><text:tab/><text:tab/><text:tab/>code <text:s text:c="3"/>SEGMENT</text:p>
      <text:p text:style-name="P1"><text:s/>0000<text:tab/><text:tab/><text:tab/><text:tab/>main <text:s text:c="3"/>PROC <text:s text:c="2"/></text:p>
      <text:p text:style-name="P1"/>
      <text:p text:style-name="P1"><text:s/>0000<text:tab/><text:tab/><text:tab/><text:tab/>init:<text:tab/></text:p>
      <text:p text:style-name="P1"><text:s/>0000 <text:s/>B8 ---- R<text:tab/><text:tab/><text:tab/>mov<text:tab/>ax,data</text:p>
      <text:p text:style-name="P1"><text:s/>0003 <text:s/>8E D8<text:tab/><text:tab/><text:tab/><text:tab/>mov<text:tab/>ds,ax</text:p>
      <text:p text:style-name="P1"><text:s/>0005 <text:s/>B8 0000<text:tab/><text:tab/><text:tab/><text:tab/>mov<text:tab/>ax,0</text:p>
      <text:p text:style-name="P1"><text:s/>0008 <text:s/>BB 0000<text:tab/><text:tab/><text:tab/><text:tab/>mov<text:tab/>bx,0</text:p>
      <text:p text:style-name="P1"><text:s/>000B <text:s/>B9 0000<text:tab/><text:tab/><text:tab/><text:tab/>mov<text:tab/>cx,0</text:p>
      <text:p text:style-name="P1"><text:s/>000E <text:s/>BA 0000<text:tab/><text:tab/><text:tab/><text:tab/>mov<text:tab/>dx,0</text:p>
      <text:p text:style-name="P1"><text:s/>0011 <text:s/>8D 3E 0000 R<text:tab/><text:tab/><text:tab/>lea<text:tab/>di,mem</text:p>
      <text:p text:style-name="P1"><text:s/>0015 <text:s/>8D 36 0028 R<text:tab/><text:tab/><text:tab/>lea<text:tab/>si,mem2</text:p>
      <text:p text:style-name="P1"/>
      <text:p text:style-name="P1"><text:s/>0019 <text:s/>83 FF 27<text:tab/><text:tab/><text:tab/>parta:<text:tab/>cmp<text:tab/>di,27h</text:p>
      <text:p text:style-name="P1"><text:s/>001C <text:s/>77 27<text:tab/><text:tab/><text:tab/><text:tab/>ja<text:tab/>partc</text:p>
      <text:p text:style-name="P1"><text:s/>001E <text:s/>8B 05<text:tab/><text:tab/><text:tab/><text:tab/>mov<text:tab/>ax,[di]</text:p>
      <text:p text:style-name="P1"><text:s/>0020 <text:s/>3D 04E2<text:tab/><text:tab/><text:tab/><text:tab/>cmp<text:tab/>ax,1250</text:p>
      <text:p text:style-name="P1"><text:s/>0023 <text:s/>74 0A<text:tab/><text:tab/><text:tab/><text:tab/>je<text:tab/>thingy</text:p>
      <text:p text:style-name="P1"><text:s/>0025 <text:s/>3D 00C8<text:tab/><text:tab/><text:tab/><text:tab/>cmp<text:tab/>ax,200</text:p>
      <text:p text:style-name="P1"><text:s/>0028 <text:s/>77 0D<text:tab/><text:tab/><text:tab/><text:tab/>ja<text:tab/>partb</text:p>
      <text:p text:style-name="P1"><text:s/>002A <text:s/>83 C7 02<text:tab/><text:tab/><text:tab/><text:tab/>add<text:tab/>di,2</text:p>
      <text:p text:style-name="P1"><text:s/>002D <text:s/>EB EA<text:tab/><text:tab/><text:tab/><text:tab/>jmp<text:tab/>parta</text:p>
      <text:p text:style-name="P1"/>
      <text:p text:style-name="P1"><text:s/>002F <text:s/>83 C6 02<text:tab/><text:tab/><text:tab/>thingy: add<text:tab/>si,2</text:p>
      <text:p text:style-name="P1"><text:s/>0032 <text:s/>83 C7 02<text:tab/><text:tab/><text:tab/><text:tab/>add<text:tab/>di,2</text:p>
      <text:p text:style-name="P1"><text:s/>0035 <text:s/>EB E2<text:tab/><text:tab/><text:tab/><text:tab/>jmp<text:tab/>parta</text:p>
      <text:p text:style-name="P1"/>
      <text:p text:style-name="P1"><text:s/>0037 <text:s/>8B 1D<text:tab/><text:tab/><text:tab/>partb:<text:tab/>mov<text:tab/>bx,[di]</text:p>
      <text:p text:style-name="P1"><text:s/>0039 <text:s/>89 1C<text:tab/><text:tab/><text:tab/><text:tab/>mov<text:tab/>[si],bx</text:p>
      <text:p text:style-name="P1"><text:s/>003B <text:s/>83 C6 02<text:tab/><text:tab/><text:tab/><text:tab/>add<text:tab/>si,2</text:p>
      <text:p text:style-name="P1"><text:s/>003E <text:s/>83 C7 02<text:tab/><text:tab/><text:tab/><text:tab/>add<text:tab/>di,2</text:p>
      <text:p text:style-name="P1"><text:s/>0041 <text:s/>FE C1<text:tab/><text:tab/><text:tab/><text:tab/>inc<text:tab/>cl</text:p>
      <text:p text:style-name="P1"><text:s/>0043 <text:s/>EB D4<text:tab/><text:tab/><text:tab/><text:tab/>jmp<text:tab/>parta</text:p>
      <text:p text:style-name="P1"><text:soft-page-break/></text:p>
      <text:p text:style-name="P1"><text:tab/><text:tab/><text:tab/><text:tab/><text:line-break/> 0045 <text:s/>8D 36 0028 R<text:tab/><text:tab/>partc:<text:tab/>lea<text:tab/>si,mem2</text:p>
      <text:p text:style-name="P1"><text:s/>0049 <text:s/>B8 0000<text:tab/><text:tab/><text:tab/><text:tab/>mov<text:tab/>ax,0</text:p>
      <text:p text:style-name="P1"><text:tab/><text:tab/><text:tab/><text:tab/><text:line-break/> 004C <text:s/>83 FE 47<text:tab/><text:tab/><text:tab/>partd:<text:tab/>cmp<text:tab/>si,47h</text:p>
      <text:p text:style-name="P1"><text:s/>004F <text:s/>77 0A<text:tab/><text:tab/><text:tab/><text:tab/>ja<text:tab/>avg</text:p>
      <text:p text:style-name="P1"><text:s/>0051 <text:s/>03 04<text:tab/><text:tab/><text:tab/><text:tab/>add<text:tab/>ax,[si]</text:p>
      <text:p text:style-name="P1"><text:s/>0053 <text:s/>83 D2 00<text:tab/><text:tab/><text:tab/><text:tab/>adc<text:tab/>dx,0</text:p>
      <text:p text:style-name="P1"><text:s/>0056 <text:s/>83 C6 02<text:tab/><text:tab/><text:tab/><text:tab/>add<text:tab/>si,2</text:p>
      <text:p text:style-name="P1"><text:s/>0059 <text:s/>EB F1<text:tab/><text:tab/><text:tab/><text:tab/>jmp<text:tab/>partd</text:p>
      <text:p text:style-name="P1"/>
      <text:p text:style-name="P1"><text:s/>005B <text:s/>8A D9<text:tab/><text:tab/><text:tab/>avg:<text:tab/>mov<text:tab/>bl,cl</text:p>
      <text:p text:style-name="P1"><text:s/>005D <text:s/>F7 F1<text:tab/><text:tab/><text:tab/><text:tab/>div<text:tab/>cx</text:p>
      <text:p text:style-name="P1"/>
      <text:p text:style-name="P1"/>
      <text:p text:style-name="P1"><text:s/>005F <text:s/>86 E0<text:tab/><text:tab/><text:tab/>shi:<text:tab/>xchg<text:tab/>ah,al</text:p>
      <text:p text:style-name="P1"><text:s/>0061 <text:s/>86 F2<text:tab/><text:tab/><text:tab/><text:tab/>xchg<text:tab/>dh,dl</text:p>
      <text:p text:style-name="P1"><text:s/>0063 <text:s/>88 0E 004C R<text:tab/><text:tab/><text:tab/>mov<text:tab/>cnt,cl</text:p>
      <text:p text:style-name="P1"><text:s/>0067 <text:s/>A3 004A R<text:tab/><text:tab/><text:tab/>mov<text:tab/>rez+2,ax</text:p>
      <text:p text:style-name="P1"><text:s/>006A <text:s/>89 16 0048 R<text:tab/><text:tab/><text:tab/>mov<text:tab/>rez,dx</text:p>
      <text:p text:style-name="P1"><text:s/>006E <text:s/>B8 4C00<text:tab/><text:tab/><text:tab/><text:tab/>mov<text:tab/>ax,4c00h</text:p>
      <text:p text:style-name="P1"><text:s/>0071 <text:s/>CD 21<text:tab/><text:tab/><text:tab/><text:tab/>int<text:tab/>21h</text:p>
      <text:p text:style-name="P1"/>
      <text:p text:style-name="P1"><text:s/>0073<text:tab/><text:tab/><text:tab/><text:tab/>main<text:tab/>ENDP</text:p>
      <text:p text:style-name="P1"><text:s/>0073<text:tab/><text:tab/><text:tab/><text:tab/>code<text:tab/>ENDS</text:p>
      <text:p text:style-name="P1"/>
      <text:p text:style-name="P1"><text:s/>0000<text:tab/><text:tab/><text:tab/><text:tab/>data<text:tab/>SEGMENT</text:p>
      <text:p text:style-name="P1"><text:s/>0000 0064 03B1 04E2 00A7<text:tab/>mem<text:tab/>dw<text:tab/>100,945,1250,167,888,753,951,459,621,741,963,258,147,852,369,200,365,999,440,350</text:p>
      <text:p text:style-name="P1"><text:s text:c="7"/>0378 02F1 03B7</text:p>
      <text:p text:style-name="P1"><text:s text:c="7"/>01CB 026D 02E5</text:p>
      <text:p text:style-name="P1"><text:s text:c="7"/>03C3 0102 0093</text:p>
      <text:p text:style-name="P1"><text:s text:c="7"/>0354 0171 00C8</text:p>
      <text:p text:style-name="P1"><text:s text:c="7"/>016D 03E7 01B8</text:p>
      <text:p text:style-name="P1"><text:s text:c="7"/>015E</text:p>
      <text:p text:style-name="P1"><text:s/>0028 0000 0000 0000 0000<text:tab/>mem2<text:tab/>dw<text:tab/>0,0,0,0,0,0,0,0,0,0,0,0,0,0,0,0</text:p>
      <text:p text:style-name="P1"><text:s text:c="7"/>0000 0000 0000</text:p>
      <text:p text:style-name="P1"><text:s text:c="7"/>0000 0000 0000</text:p>
      <text:p text:style-name="P1"><text:s text:c="7"/>0000 0000 0000</text:p>
      <text:p text:style-name="P1"><text:s text:c="7"/>0000 0000 0000</text:p>
      <text:p text:style-name="P1"><text:s/>0048 0000 0000<text:tab/><text:tab/><text:tab/>rez<text:tab/>dw<text:tab/>0,0</text:p>
      <text:p text:style-name="P1"><text:s/>004C 00<text:tab/><text:tab/><text:tab/>cnt<text:tab/>db<text:tab/>0</text:p>
      <text:p text:style-name="P1"><text:s/>004D<text:tab/><text:tab/><text:tab/><text:tab/>data<text:tab/>ENDS</text:p>
      <text:p text:style-name="P1"/>
      <text:p text:style-name="P1"><text:tab/><text:tab/><text:tab/><text:tab/><text:tab/><text:tab/>END</text:p>
      <text:p text:style-name="P1"/>
      <text:p text:style-name="P1">Microsoft (R) Macro Assembler Version 6.11d<text:tab/><text:tab/> <text:s text:c="3"/>11/12/08 20:26:03</text:p>
      <text:p text:style-name="P1">9_3b.asm<text:tab/><text:tab/><text:tab/><text:tab/><text:tab/><text:tab/> <text:s text:c="4"/>Symbols 2 - 1</text:p>
      <text:p text:style-name="P1"><text:soft-page-break/></text:p>
      <text:p text:style-name="P1"/>
      <text:p text:style-name="P1"/>
      <text:p text:style-name="P1"/>
      <text:p text:style-name="P1">Segments and Groups:</text:p>
      <text:p text:style-name="P1"/>
      <text:p text:style-name="P1"><text:s text:c="16"/>N a m e <text:s text:c="16"/>Size <text:s text:c="4"/>Length <text:s text:c="2"/>Align <text:s text:c="2"/>Combine Class</text:p>
      <text:p text:style-name="P1"/>
      <text:p text:style-name="P1">code . . . . . . . . . . . . . .<text:tab/>16 Bit<text:tab/> 0073<text:tab/> <text:s/>Para<text:tab/> <text:s/>Private </text:p>
      <text:p text:style-name="P1">data . . . . . . . . . . . . . .<text:tab/>16 Bit<text:tab/> 004D<text:tab/> <text:s/>Para<text:tab/> <text:s/>Private </text:p>
      <text:p text:style-name="P1"/>
      <text:p text:style-name="P1"/>
      <text:p text:style-name="P1">Procedures, <text:s/>parameters and locals:</text:p>
      <text:p text:style-name="P1"/>
      <text:p text:style-name="P1"><text:s text:c="16"/>N a m e <text:s text:c="16"/>Type <text:s text:c="4"/>Value <text:s text:c="3"/>Attr</text:p>
      <text:p text:style-name="P1"/>
      <text:p text:style-name="P1">main . . . . . . . . . . . . . .<text:tab/>P Near<text:tab/> 0000<text:tab/> <text:s/>code<text:tab/>Length= 0073 Public</text:p>
      <text:p text:style-name="P1"><text:s text:c="2"/>init . . . . . . . . . . . . .<text:tab/>L Near<text:tab/> 0000<text:tab/> <text:s/>code<text:tab/></text:p>
      <text:p text:style-name="P1"><text:s text:c="2"/>parta <text:s/>. . . . . . . . . . . .<text:tab/>L Near<text:tab/> 0019<text:tab/> <text:s/>code<text:tab/></text:p>
      <text:p text:style-name="P1"><text:s text:c="2"/>thingy . . . . . . . . . . . .<text:tab/>L Near<text:tab/> 002F<text:tab/> <text:s/>code<text:tab/></text:p>
      <text:p text:style-name="P1"><text:s text:c="2"/>partb <text:s/>. . . . . . . . . . . .<text:tab/>L Near<text:tab/> 0037<text:tab/> <text:s/>code<text:tab/></text:p>
      <text:p text:style-name="P1"><text:s text:c="2"/>partc <text:s/>. . . . . . . . . . . .<text:tab/>L Near<text:tab/> 0045<text:tab/> <text:s/>code<text:tab/></text:p>
      <text:p text:style-name="P1"><text:s text:c="2"/>partd <text:s/>. . . . . . . . . . . .<text:tab/>L Near<text:tab/> 004C<text:tab/> <text:s/>code<text:tab/></text:p>
      <text:p text:style-name="P1"><text:s text:c="2"/>avg <text:s/>. . . . . . . . . . . . .<text:tab/>L Near<text:tab/> 005B<text:tab/> <text:s/>code<text:tab/></text:p>
      <text:p text:style-name="P1"><text:s text:c="2"/>shi <text:s/>. . . . . . . . . . . . .<text:tab/>L Near<text:tab/> 005F<text:tab/> <text:s/>code<text:tab/></text:p>
      <text:p text:style-name="P1"/>
      <text:p text:style-name="P1"/>
      <text:p text:style-name="P1">Symbols:</text:p>
      <text:p text:style-name="P1"/>
      <text:p text:style-name="P1"><text:s text:c="16"/>N a m e <text:s text:c="16"/>Type <text:s text:c="4"/>Value <text:s text:c="3"/>Attr</text:p>
      <text:p text:style-name="P1"/>
      <text:p text:style-name="P1">cnt <text:s/>. . . . . . . . . . . . . .<text:tab/>Byte<text:tab/> 004C<text:tab/> <text:s/>data<text:tab/></text:p>
      <text:p text:style-name="P1">mem2 . . . . . . . . . . . . . .<text:tab/>Word<text:tab/> 0028<text:tab/> <text:s/>data<text:tab/></text:p>
      <text:p text:style-name="P1">mem <text:s/>. . . . . . . . . . . . . .<text:tab/>Word<text:tab/> 0000<text:tab/> <text:s/>data<text:tab/></text:p>
      <text:p text:style-name="P1">rez <text:s/>. . . . . . . . . . . . . .<text:tab/>Word<text:tab/> 0048<text:tab/> <text:s/>data<text:tab/></text:p>
      <text:p text:style-name="P1"/>
      <text:p text:style-name="P1"><text:tab/> <text:s text:c="2"/>0 Warnings</text:p>
      <text:p text:style-name="P1"><text:tab/> <text:s text:c="2"/>0 Errors</text:p>
      <text:p text:style-name="P1"/>
      <text:p text:style-name="P1"/>
      <text:p text:style-name="P1"/>
      <text:p text:style-name="P1"/>
      <text:p text:style-name="P1"/>
      <text:p text:style-name="P1"/>
      <text:p text:style-name="P1"/>
      <text:p text:style-name="P1"/>
      <text:p text:style-name="P1"/>
      <text:p text:style-name="P1"/>
      <text:p text:style-name="P1"/>
      <text:p text:style-name="P2"><text:soft-page-break/>5.3 Flow Chart</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text:soft-page-break/>5.4 Results</text:p>
      <text:p text:style-name="P1"/>
      <text:p text:style-name="P1">Capture file written by TCAP 3.0, TCAP Copyright(c) 1998 Tim Kannel</text:p>
      <text:p text:style-name="P1"/>
      <text:p text:style-name="P1">G:\ELECTR~1\SEMEST~1\243-31~1\LAB9~1\3&gt;debug 9_3b.exe</text:p>
      <text:p text:style-name="P1">-d</text:p>
      <text:p text:style-name="P1">1621:0000 <text:s/>B8 29 16 8E D8 B8 00 00-BB 00 00 B9 00 00 BA 00 <text:s text:c="2"/>.)..............</text:p>
      <text:p text:style-name="P1">1621:0010 <text:s/>00 8D 3E 00 00 8D 36 28-00 83 FF 27 77 27 8B 05 <text:s text:c="2"/>..&gt;...6(...'w'..</text:p>
      <text:p text:style-name="P1">1621:0020 <text:s/>3D E2 04 74 0A 3D C8 00-77 0D 83 C7 02 EB EA 83 <text:s text:c="2"/>=..t.=..w.......</text:p>
      <text:p text:style-name="P1">1621:0030 <text:s/>C6 02 83 C7 02 EB E2 8B-1D 89 1C 83 C6 02 83 C7 <text:s text:c="2"/>................</text:p>
      <text:p text:style-name="P1">1621:0040 <text:s/>02 FE C1 EB D4 8D 36 28-00 B8 00 00 83 FE 47 77 <text:s text:c="2"/>......6(......Gw</text:p>
      <text:p text:style-name="P1">1621:0050 <text:s/>0A 03 04 83 D2 00 83 C6-02 EB F1 8A D9 F7 F1 86 <text:s text:c="2"/>................</text:p>
      <text:p text:style-name="P1">1621:0060 <text:s/>E0 86 F2 88 0E 4C 00 A3-4A 00 89 16 48 00 B8 00 <text:s text:c="2"/>.....L..J...H...</text:p>
      <text:p text:style-name="P1">1621:0070 <text:s/>4C CD 21 00 00 00 00 00-00 00 00 00 00 00 00 00 <text:s text:c="2"/>L.!.............</text:p>
      <text:p text:style-name="P1">-d cs:80</text:p>
      <text:p text:style-name="P1">1621:0080 <text:s/>64 00 B1 03 E2 04 A7 00-78 03 F1 02 B7 03 CB 01 <text:s text:c="2"/>d.......x.......</text:p>
      <text:p text:style-name="P1">1621:0090 <text:s/>6D 02 E5 02 C3 03 02 01-93 00 54 03 71 01 C8 00 <text:s text:c="2"/>m.........T.q...</text:p>
      <text:p text:style-name="P1">1621:00A0 <text:s/>6D 01 E7 03 B8 01 5E 01-00 00 00 00 00 00 00 00 <text:s text:c="2"/>m.....^.........</text:p>
      <text:p text:style-name="P1">1621:00B0 <text:s/>00 00 00 00 00 00 00 00-00 00 00 00 00 00 00 00 <text:s text:c="2"/>................</text:p>
      <text:p text:style-name="P1">1621:00C0 <text:s/>00 00 00 00 00 00 00 00-<text:span text:style-name="T4">00 00 00 00</text:span> <text:span text:style-name="T5">00</text:span> 00 00 00 <text:s text:c="2"/>................</text:p>
      <text:p text:style-name="P1">1621:00D0 <text:s/>00 00 00 00 00 00 00 00-00 00 00 00 00 00 00 00 <text:s text:c="2"/>................</text:p>
      <text:p text:style-name="P1">1621:00E0 <text:s/>00 00 00 00 00 00 00 00-00 00 00 00 00 00 00 00 <text:s text:c="2"/>................</text:p>
      <text:p text:style-name="P1">1621:00F0 <text:s/>00 00 00 00 00 00 00 00-00 00 00 00 00 00 00 00 <text:s text:c="2"/>................</text:p>
      <text:p text:style-name="P1">-g</text:p>
      <text:p text:style-name="P1"/>
      <text:p text:style-name="P1">Program terminated normally</text:p>
      <text:p text:style-name="P1">-d cs:80</text:p>
      <text:p text:style-name="P1">1621:0080 <text:s/>64 00 B1 03 E2 04 A7 00-78 03 F1 02 B7 03 CB 01 <text:s text:c="2"/>d.......x.......</text:p>
      <text:p text:style-name="P1">1621:0090 <text:s/>6D 02 E5 02 C3 03 02 01-93 00 54 03 71 01 C8 00 <text:s text:c="2"/>m.........T.q...</text:p>
      <text:p text:style-name="P1">1621:00A0 <text:s/>6D 01 E7 03 B8 01 5E 01-B1 03 00 00 78 03 F1 02 <text:s text:c="2"/>m.....^.....x...</text:p>
      <text:p text:style-name="P1">1621:00B0 <text:s/>B7 03 CB 01 6D 02 E5 02-C3 03 02 01 54 03 71 01 <text:s text:c="2"/>....m.......T.q.</text:p>
      <text:p text:style-name="P1">1621:00C0 <text:s/>6D 01 E7 03 B8 01 5E 01-<text:span text:style-name="T4">00 09 02 97</text:span> <text:span text:style-name="T5">0F</text:span> 00 00 00 <text:s text:c="2"/>m.....^.........</text:p>
      <text:p text:style-name="P1">1621:00D0 <text:s/>00 00 00 00 00 00 00 00-00 00 00 00 00 00 00 00 <text:s text:c="2"/>................</text:p>
      <text:p text:style-name="P1">1621:00E0 <text:s/>00 00 00 00 00 00 00 00-00 00 00 00 00 00 00 00 <text:s text:c="2"/>................</text:p>
      <text:p text:style-name="P1">1621:00F0 <text:s/>00 00 00 00 00 00 00 00-00 00 00 00 00 00 00 00 <text:s text:c="2"/>................</text:p>
      <text:p text:style-name="P1">-q</text:p>
      <text:p text:style-name="P1"/>
      <text:p text:style-name="P1">G:\ELECTR~1\SEMEST~1\243-31~1\LAB9~1\3&gt;tcap/u</text:p>
      <text:p text:style-name="P1"/>
      <text:p text:style-name="P1"/>
      <text:p text:style-name="P1">Final Answer: 297h</text:p>
      <text:p text:style-name="P1">Final Count: 0Fh</text:p>
      <text:p text:style-name="P1">Decimal Value: 663</text:p>
      <text:p text:style-name="P1">Decimal Count: 15</text:p>
      <text:p text:style-name="P1"/>
      <text:p text:style-name="P1"/>
      <text:p text:style-name="P1"/>
      <text:p text:style-name="P1"/>
      <text:p text:style-name="P1"/>
      <text:p text:style-name="P2"><text:soft-page-break/>6. Conclusion</text:p>
      <text:p text:style-name="P2"><text:span text:style-name="T2"/></text:p>
      <text:p text:style-name="P2"><text:span text:style-name="T2">The experiment was completed successfully. This one however took a bit more time in understanding the loops then previous experiments but they now have been understood. Also to note, in section 5.4 the final answer in memory shows has: 00 09 02 97. <text:s/>The correct answer shows has 02 97 which was verified by calculating it. But the value that was transferred from DX in the final operation was 00 09 which no clue in where that's from except maybe from something that was forgotte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style:style style:name="OLE" style:family="graphic">
      <style:graphic-properties text:anchor-type="paragraph" svg:x="0in" svg:y="0in" style:wrap="none" style:vertical-pos="top" style:vertical-rel="paragraph" style:horizontal-pos="center" style:horizontal-rel="paragraph"/>
    </style:style>
    <style:style style:name="Graphics" style:family="graphic">
      <style:graphic-properties text:anchor-type="paragraph" svg:x="0in" svg:y="0in"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7$Build-9310</meta:generator>
    <meta:creation-date>2008-02-27T19:19:55</meta:creation-date>
    <dc:date>2008-11-12T21:08:06</dc:date>
    <meta:editing-cycles>17</meta:editing-cycles>
    <meta:editing-duration>PT1H17M20S</meta:editing-duration>
    <meta:user-defined meta:name="Info 1"/>
    <meta:user-defined meta:name="Info 2"/>
    <meta:user-defined meta:name="Info 3"/>
    <meta:user-defined meta:name="Info 4"/>
    <meta:document-statistic meta:table-count="0" meta:image-count="0" meta:object-count="0" meta:page-count="24" meta:paragraph-count="614" meta:word-count="3630" meta:character-count="19059"/>
  </office:meta>
</office:document-meta>
</file>